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7714285714286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ntes_mete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Effectif</text:p>
          </table:table-cell>
          <table:table-cell office:value-type="string" table:style-name="ce1">
            <text:p>Nombre_pontes</text:p>
          </table:table-cell>
          <table:table-cell office:value-type="string" table:style-name="ce1">
            <text:p>MÃ©tÃ©o</text:p>
          </table:table-cell>
          <table:table-cell office:value-type="string" table:style-name="ce1">
            <text:p>Pluie(mm)</text:p>
          </table:table-cell>
          <table:table-cell office:value-type="string" table:style-name="ce1">
            <text:p>TÂ°C (12h-15h)</text:p>
          </table:table-cell>
          <table:table-cell office:value-type="string" table:style-name="ce1">
            <text:p>HumiditÃ©</text:p>
          </table:table-cell>
          <table:table-cell office:value-type="string" table:style-name="ce1">
            <text:p>MÃ©tÃ©o.1</text:p>
          </table:table-cell>
          <table:table-cell office:value-type="string" table:style-name="ce1">
            <text:p>MÃ©tÃ©o_1</text:p>
          </table:table-cell>
          <table:table-cell office:value-type="string" table:style-name="ce1">
            <text:p>MÃ©tÃ©o_2</text:p>
          </table:table-cell>
          <table:table-cell office:value-type="string" table:style-name="ce1">
            <text:p>MÃ©tÃ©o_3</text:p>
          </table:table-cell>
          <table:table-cell office:value-type="string" table:style-name="ce1">
            <text:p>MÃ©tÃ©o_4</text:p>
          </table:table-cell>
          <table:table-cell office:value-type="string" table:style-name="ce1">
            <text:p>MÃ©tÃ©o_1_Cat</text:p>
          </table:table-cell>
          <table:table-cell office:value-type="string" table:style-name="ce1">
            <text:p>MÃ©tÃ©o_2_Cat</text:p>
          </table:table-cell>
          <table:table-cell office:value-type="string" table:style-name="ce1">
            <text:p>MÃ©tÃ©o_3_Cat</text:p>
          </table:table-cell>
          <table:table-cell office:value-type="string" table:style-name="ce1">
            <text:p>MÃ©tÃ©o_4_Cat</text:p>
          </table:table-cell>
          <table:table-cell table:number-columns-repeated="16368"/>
        </table:table-row>
        <table:table-row table:style-name="ro1">
          <table:table-cell office:value-type="date" office:date-value="2023-01-01T00:00:00" table:style-name="ce2">
            <text:p>01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2T00:00:00" table:style-name="ce2">
            <text:p>02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3T00:00:00" table:style-name="ce2">
            <text:p>03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4T00:00:00" table:style-name="ce2">
            <text:p>04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5T00:00:00" table:style-name="ce2">
            <text:p>05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6T00:00:00" table:style-name="ce2">
            <text:p>06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7T00:00:00" table:style-name="ce2">
            <text:p>07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8T00:00:00" table:style-name="ce2">
            <text:p>08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mitigÃ©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09T00:00:00" table:style-name="ce2">
            <text:p>09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nt/Ã©claircie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vent/Ã©clairci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VEN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10T00:00:00" table:style-name="ce2">
            <text:p>10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11T00:00:00" table:style-name="ce2">
            <text:p>11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12T00:00:00" table:style-name="ce2">
            <text:p>12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13T00:00:00" table:style-name="ce2">
            <text:p>13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mitigÃ©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14T00:00:00" table:style-name="ce2">
            <text:p>14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15T00:00:00" table:style-name="ce2">
            <text:p>15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beau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pluie/beau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16T00:00:00" table:style-name="ce2">
            <text:p>16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50.0</text:p>
          </table:table-cell>
          <table:table-cell office:value-type="string" table:style-name="ce1">
            <text:p>6.0</text:p>
          </table:table-cell>
          <table:table-cell table:style-name="ce1"/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17T00:00:00" table:style-name="ce2">
            <text:p>17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.0</text:p>
          </table:table-cell>
          <table:table-cell table:style-name="ce1"/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18T00:00:00" table:style-name="ce2">
            <text:p>18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Ã©clairc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5.0</text:p>
          </table:table-cell>
          <table:table-cell table:style-name="ce1"/>
          <table:table-cell office:value-type="string" table:style-name="ce1">
            <text:p>pluie/Ã©clairc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19T00:00:00" table:style-name="ce2">
            <text:p>19/01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table:style-name="ce1"/>
          <table:table-cell office:value-type="string" table:style-name="ce1">
            <text:p>couvert/Ã©clairc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20T00:00:00" table:style-name="ce2">
            <text:p>20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neige/soleil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5.0</text:p>
          </table:table-cell>
          <table:table-cell table:style-name="ce1"/>
          <table:table-cell office:value-type="string" table:style-name="ce1">
            <text:p>pluie/neige/soleil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soleil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BEAU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3-01-21T00:00:00" table:style-name="ce2">
            <text:p>21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neige/soleil/vent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.0</text:p>
          </table:table-cell>
          <table:table-cell table:style-name="ce1"/>
          <table:table-cell office:value-type="string" table:style-name="ce1">
            <text:p>pluie/neige/soleil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soleil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68"/>
        </table:table-row>
        <table:table-row table:style-name="ro1">
          <table:table-cell office:value-type="date" office:date-value="2023-01-22T00:00:00" table:style-name="ce2">
            <text:p>22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23T00:00:00" table:style-name="ce2">
            <text:p>23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1-24T00:00:00" table:style-name="ce2">
            <text:p>24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.0</text:p>
          </table:table-cell>
          <table:table-cell table:style-name="ce1"/>
          <table:table-cell office:value-type="string" table:style-name="ce1">
            <text:p>couvert/Ã©clairc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1-25T00:00:00" table:style-name="ce2">
            <text:p>25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26T00:00:00" table:style-name="ce2">
            <text:p>26/01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27T00:00:00" table:style-name="ce2">
            <text:p>27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28T00:00:00" table:style-name="ce2">
            <text:p>28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29T00:00:00" table:style-name="ce2">
            <text:p>29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0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30T00:00:00" table:style-name="ce2">
            <text:p>30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table:style-name="ce1"/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1-31T00:00:00" table:style-name="ce2">
            <text:p>31/01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1T00:00:00" table:style-name="ce2">
            <text:p>01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2T00:00:00" table:style-name="ce2">
            <text:p>02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3T00:00:00" table:style-name="ce2">
            <text:p>03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4T00:00:00" table:style-name="ce2">
            <text:p>04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5T00:00:00" table:style-name="ce2">
            <text:p>05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6T00:00:00" table:style-name="ce2">
            <text:p>06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 temp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 temps</text:p>
          </table:table-cell>
          <table:table-cell office:value-type="string" table:style-name="ce1">
            <text:p>beau temps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07T00:00:00" table:style-name="ce2">
            <text:p>07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2-08T00:00:00" table:style-name="ce2">
            <text:p>08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2-09T00:00:00" table:style-name="ce2">
            <text:p>09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0T00:00:00" table:style-name="ce2">
            <text:p>10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1T00:00:00" table:style-name="ce2">
            <text:p>11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2T00:00:00" table:style-name="ce2">
            <text:p>12/02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3T00:00:00" table:style-name="ce2">
            <text:p>13/02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4T00:00:00" table:style-name="ce2">
            <text:p>14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5T00:00:00" table:style-name="ce2">
            <text:p>15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6T00:00:00" table:style-name="ce2">
            <text:p>16/02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7T00:00:00" table:style-name="ce2">
            <text:p>17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8T00:00:00" table:style-name="ce2">
            <text:p>18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19T00:00:00" table:style-name="ce2">
            <text:p>19/02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0T00:00:00" table:style-name="ce2">
            <text:p>20/02/20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1T00:00:00" table:style-name="ce2">
            <text:p>21/02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mitigÃ©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2T00:00:00" table:style-name="ce2">
            <text:p>22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3T00:00:00" table:style-name="ce2">
            <text:p>23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4T00:00:00" table:style-name="ce2">
            <text:p>24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5T00:00:00" table:style-name="ce2">
            <text:p>25/02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2-26T00:00:00" table:style-name="ce2">
            <text:p>26/02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nt/froid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table:style-name="ce1"/>
          <table:table-cell office:value-type="string" table:style-name="ce1">
            <text:p>vent/froid/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froid</text:p>
          </table:table-cell>
          <table:table-cell office:value-type="string" table:style-name="ce1">
            <text:p>couvert</text:p>
          </table:table-cell>
          <table:table-cell table:style-name="ce1"/>
          <table:table-cell office:value-type="string" table:style-name="ce1">
            <text:p>VENT</text:p>
          </table:table-cell>
          <table:table-cell office:value-type="string" table:style-name="ce1">
            <text:p>FROID</text:p>
          </table:table-cell>
          <table:table-cell office:value-type="string" table:style-name="ce1">
            <text:p>COUVERT</text:p>
          </table:table-cell>
          <table:table-cell table:number-columns-repeated="16369"/>
        </table:table-row>
        <table:table-row table:style-name="ro1">
          <table:table-cell office:value-type="date" office:date-value="2023-02-27T00:00:00" table:style-name="ce2">
            <text:p>27/02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ent/neige/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.0</text:p>
          </table:table-cell>
          <table:table-cell table:style-name="ce1"/>
          <table:table-cell office:value-type="string" table:style-name="ce1">
            <text:p>vent/neige/Ã©clairci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Ã©claircie</text:p>
          </table:table-cell>
          <table:table-cell table:style-name="ce1"/>
          <table:table-cell office:value-type="string" table:style-name="ce1">
            <text:p>VENT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3-02-28T00:00:00" table:style-name="ce2">
            <text:p>28/02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.0</text:p>
          </table:table-cell>
          <table:table-cell table:style-name="ce1"/>
          <table:table-cell office:value-type="string" table:style-name="ce1">
            <text:p>Ã©claircie/vent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01T00:00:00" table:style-name="ce2">
            <text:p>01/03/202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2T00:00:00" table:style-name="ce2">
            <text:p>02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3T00:00:00" table:style-name="ce2">
            <text:p>03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4T00:00:00" table:style-name="ce2">
            <text:p>04/03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5T00:00:00" table:style-name="ce2">
            <text:p>05/03/202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6T00:00:00" table:style-name="ce2">
            <text:p>06/03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7T00:00:00" table:style-name="ce2">
            <text:p>07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Ã©claircie/avers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Ã©claircie/averse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avers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08T00:00:00" table:style-name="ce2">
            <text:p>08/03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09T00:00:00" table:style-name="ce2">
            <text:p>09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10T00:00:00" table:style-name="ce2">
            <text:p>10/03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mitigÃ©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11T00:00:00" table:style-name="ce2">
            <text:p>11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tigÃ©/vent viol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mitigÃ©/vent violent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vent violent</text:p>
          </table:table-cell>
          <table:table-cell table:number-columns-repeated="2" table:style-name="ce1"/>
          <table:table-cell office:value-type="string" table:style-name="ce1">
            <text:p>MITIG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12T00:00:00" table:style-name="ce2">
            <text:p>12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nt/plui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vent/plui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13T00:00:00" table:style-name="ce2">
            <text:p>13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ruine puis trÃ¨s beau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ruine/trÃ¨s beau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trÃ¨s beau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14T00:00:00" table:style-name="ce2">
            <text:p>14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orage/tempÃªt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/orage/tempÃªt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tempÃªt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3-15T00:00:00" table:style-name="ce2">
            <text:p>15/03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16T00:00:00" table:style-name="ce2">
            <text:p>16/03/202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luie/Ã©clairc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pluie/Ã©clairc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17T00:00:00" table:style-name="ce2">
            <text:p>17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18T00:00:00" table:style-name="ce2">
            <text:p>18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couvert/beau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3-19T00:00:00" table:style-name="ce2">
            <text:p>19/03/202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20T00:00:00" table:style-name="ce2">
            <text:p>20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1T00:00:00" table:style-name="ce2">
            <text:p>21/03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2T00:00:00" table:style-name="ce2">
            <text:p>22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3T00:00:00" table:style-name="ce2">
            <text:p>23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4T00:00:00" table:style-name="ce2">
            <text:p>24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5T00:00:00" table:style-name="ce2">
            <text:p>25/03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 puis bruin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/bruin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3-26T00:00:00" table:style-name="ce2">
            <text:p>26/03/202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7T00:00:00" table:style-name="ce2">
            <text:p>27/03/2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/vent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/Ã©clairc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3-28T00:00:00" table:style-name="ce2">
            <text:p>28/03/202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29T00:00:00" table:style-name="ce2">
            <text:p>29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30T00:00:00" table:style-name="ce2">
            <text:p>30/03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3-31T00:00:00" table:style-name="ce2">
            <text:p>31/03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1T00:00:00" table:style-name="ce2">
            <text:p>01/04/202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uvert/qq goutt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couvert/qq goutt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qq goutt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4-02T00:00:00" table:style-name="ce2">
            <text:p>02/04/2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ven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couvert/ven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3-04-03T00:00:00" table:style-name="ce2">
            <text:p>03/04/202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4T00:00:00" table:style-name="ce2">
            <text:p>04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Ã©clairc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/Ã©clairc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4-05T00:00:00" table:style-name="ce2">
            <text:p>05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6T00:00:00" table:style-name="ce2">
            <text:p>06/04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7T00:00:00" table:style-name="ce2">
            <text:p>07/04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8T00:00:00" table:style-name="ce2">
            <text:p>08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09T00:00:00" table:style-name="ce2">
            <text:p>09/04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0T00:00:00" table:style-name="ce2">
            <text:p>10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1T00:00:00" table:style-name="ce2">
            <text:p>11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2T00:00:00" table:style-name="ce2">
            <text:p>12/04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3T00:00:00" table:style-name="ce2">
            <text:p>13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4-14T00:00:00" table:style-name="ce2">
            <text:p>14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5T00:00:00" table:style-name="ce2">
            <text:p>15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6T00:00:00" table:style-name="ce2">
            <text:p>16/04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iboulÃ©es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giboulÃ©es/Ã©claircies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4-17T00:00:00" table:style-name="ce2">
            <text:p>17/04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8T00:00:00" table:style-name="ce2">
            <text:p>18/04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19T00:00:00" table:style-name="ce2">
            <text:p>19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0T00:00:00" table:style-name="ce2">
            <text:p>20/04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1T00:00:00" table:style-name="ce2">
            <text:p>21/04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2T00:00:00" table:style-name="ce2">
            <text:p>22/04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3T00:00:00" table:style-name="ce2">
            <text:p>23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bruin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couvert/bruin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4-24T00:00:00" table:style-name="ce2">
            <text:p>24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4-25T00:00:00" table:style-name="ce2">
            <text:p>25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6T00:00:00" table:style-name="ce2">
            <text:p>26/04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7T00:00:00" table:style-name="ce2">
            <text:p>27/04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28T00:00:00" table:style-name="ce2">
            <text:p>28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voilÃ©/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4-29T00:00:00" table:style-name="ce2">
            <text:p>29/04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4-30T00:00:00" table:style-name="ce2">
            <text:p>30/04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5-01T00:00:00" table:style-name="ce2">
            <text:p>01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36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2T00:00:00" table:style-name="ce2">
            <text:p>02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boulÃ©es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giboulÃ©es/Ã©claircies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5-03T00:00:00" table:style-name="ce2">
            <text:p>03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4T00:00:00" table:style-name="ce2">
            <text:p>04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5T00:00:00" table:style-name="ce2">
            <text:p>05/05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6T00:00:00" table:style-name="ce2">
            <text:p>06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7T00:00:00" table:style-name="ce2">
            <text:p>07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5-08T00:00:00" table:style-name="ce2">
            <text:p>08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averses</text:p>
          </table:table-cell>
          <table:table-cell office:value-type="string" table:style-name="ce1">
            <text:p>avers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09T00:00:00" table:style-name="ce2">
            <text:p>09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10T00:00:00" table:style-name="ce2">
            <text:p>10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5-11T00:00:00" table:style-name="ce2">
            <text:p>11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giboulÃ©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pluie/giboulÃ©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giboulÃ©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5-12T00:00:00" table:style-name="ce2">
            <text:p>12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13T00:00:00" table:style-name="ce2">
            <text:p>13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5-14T00:00:00" table:style-name="ce2">
            <text:p>14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15T00:00:00" table:style-name="ce2">
            <text:p>15/05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verses, Ã©claircies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averses/Ã©claircies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5-16T00:00:00" table:style-name="ce2">
            <text:p>16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averses</text:p>
          </table:table-cell>
          <table:table-cell office:value-type="string" table:style-name="ce1">
            <text:p>avers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17T00:00:00" table:style-name="ce2">
            <text:p>17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Ã©clairc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pluie/Ã©clairc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5-18T00:00:00" table:style-name="ce2">
            <text:p>18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19T00:00:00" table:style-name="ce2">
            <text:p>19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20T00:00:00" table:style-name="ce2">
            <text:p>20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3-05-21T00:00:00" table:style-name="ce2">
            <text:p>21/05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Ã©claircies/beau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5-22T00:00:00" table:style-name="ce2">
            <text:p>22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couvert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5-23T00:00:00" table:style-name="ce2">
            <text:p>23/05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5-24T00:00:00" table:style-name="ce2">
            <text:p>24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mps lourd/orag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temps lourd/orages</text:p>
          </table:table-cell>
          <table:table-cell office:value-type="string" table:style-name="ce1">
            <text:p>temps lourd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<text:s/>CHAUD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5-25T00:00:00" table:style-name="ce2">
            <text:p>25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ourd/orages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lourd/orages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CHAUD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5-26T00:00:00" table:style-name="ce2">
            <text:p>26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5-27T00:00:00" table:style-name="ce2">
            <text:p>27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28T00:00:00" table:style-name="ce2">
            <text:p>28/05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29T00:00:00" table:style-name="ce2">
            <text:p>29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5-30T00:00:00" table:style-name="ce2">
            <text:p>30/05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orage fort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/orage fo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 fo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5-31T00:00:00" table:style-name="ce2">
            <text:p>31/05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01T00:00:00" table:style-name="ce2">
            <text:p>01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6-02T00:00:00" table:style-name="ce2">
            <text:p>02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6-03T00:00:00" table:style-name="ce2">
            <text:p>03/06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04T00:00:00" table:style-name="ce2">
            <text:p>04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05T00:00:00" table:style-name="ce2">
            <text:p>05/06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06T00:00:00" table:style-name="ce2">
            <text:p>06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6-07T00:00:00" table:style-name="ce2">
            <text:p>07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08T00:00:00" table:style-name="ce2">
            <text:p>08/06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09T00:00:00" table:style-name="ce2">
            <text:p>09/06/20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0T00:00:00" table:style-name="ce2">
            <text:p>10/06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uvert/orag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couvert/orag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1T00:00:00" table:style-name="ce2">
            <text:p>11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2T00:00:00" table:style-name="ce2">
            <text:p>12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3T00:00:00" table:style-name="ce2">
            <text:p>13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orage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couvert/orag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4T00:00:00" table:style-name="ce2">
            <text:p>14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5T00:00:00" table:style-name="ce2">
            <text:p>15/06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1.0</text:p>
          </table:table-cell>
          <table:table-cell table:style-name="ce1"/>
          <table:table-cell office:value-type="string" table:style-name="ce1">
            <text:p>pluie/Ã©clairc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6-16T00:00:00" table:style-name="ce2">
            <text:p>16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couvert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6-17T00:00:00" table:style-name="ce2">
            <text:p>17/06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18T00:00:00" table:style-name="ce2">
            <text:p>18/06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3-06-19T00:00:00" table:style-name="ce2">
            <text:p>19/06/202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tigÃ©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mitigÃ©/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0T00:00:00" table:style-name="ce2">
            <text:p>20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couvert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6-21T00:00:00" table:style-name="ce2">
            <text:p>21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lourd</text:p>
          </table:table-cell>
          <table:table-cell office:value-type="string" table:style-name="ce1">
            <text:p>lourd</text:p>
          </table:table-cell>
          <table:table-cell table:number-columns-repeated="3" table:style-name="ce1"/>
          <table:table-cell office:value-type="string" table:style-name="ce1">
            <text:p>CHAUD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2T00:00:00" table:style-name="ce2">
            <text:p>22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orage</text:p>
          </table:table-cell>
          <table:table-cell office:value-type="string" table:style-name="ce1">
            <text:p>orage</text:p>
          </table:table-cell>
          <table:table-cell table:number-columns-repeated="3" table:style-name="ce1"/>
          <table:table-cell office:value-type="string" table:style-name="ce1">
            <text:p>ORA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3T00:00:00" table:style-name="ce2">
            <text:p>23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6-24T00:00:00" table:style-name="ce2">
            <text:p>24/06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5T00:00:00" table:style-name="ce2">
            <text:p>25/06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6T00:00:00" table:style-name="ce2">
            <text:p>26/06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7T00:00:00" table:style-name="ce2">
            <text:p>27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8T00:00:00" table:style-name="ce2">
            <text:p>28/06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29T00:00:00" table:style-name="ce2">
            <text:p>29/06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6-30T00:00:00" table:style-name="ce2">
            <text:p>30/06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/orage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nuageux/orag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01T00:00:00" table:style-name="ce2">
            <text:p>01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/vent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pluie/couvert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7-02T00:00:00" table:style-name="ce2">
            <text:p>02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03T00:00:00" table:style-name="ce2">
            <text:p>03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04T00:00:00" table:style-name="ce2">
            <text:p>04/07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05T00:00:00" table:style-name="ce2">
            <text:p>05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urd/orag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lourd/orages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CHAUD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06T00:00:00" table:style-name="ce2">
            <text:p>06/07/202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07T00:00:00" table:style-name="ce2">
            <text:p>07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lourd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/lourd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orageux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HAUD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3-07-08T00:00:00" table:style-name="ce2">
            <text:p>08/07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33.0</text:p>
          </table:table-cell>
          <table:table-cell table:style-name="ce1"/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09T00:00:00" table:style-name="ce2">
            <text:p>09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10T00:00:00" table:style-name="ce2">
            <text:p>10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lou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couvert/lourd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lourd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HAUD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1T00:00:00" table:style-name="ce2">
            <text:p>11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12T00:00:00" table:style-name="ce2">
            <text:p>12/07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3T00:00:00" table:style-name="ce2">
            <text:p>13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1.0</text:p>
          </table:table-cell>
          <table:table-cell table:style-name="ce1"/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4T00:00:00" table:style-name="ce2">
            <text:p>14/07/20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uin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ruine/couvert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5T00:00:00" table:style-name="ce2">
            <text:p>15/07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16T00:00:00" table:style-name="ce2">
            <text:p>16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avers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/avers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avers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7T00:00:00" table:style-name="ce2">
            <text:p>17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tig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mitigÃ©/beau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MITIGE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18T00:00:00" table:style-name="ce2">
            <text:p>18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19T00:00:00" table:style-name="ce2">
            <text:p>19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20T00:00:00" table:style-name="ce2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ge/couvert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orage/couvert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21T00:00:00" table:style-name="ce2">
            <text:p>21/07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22T00:00:00" table:style-name="ce2">
            <text:p>22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bruin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couvert/bruin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23T00:00:00" table:style-name="ce2">
            <text:p>23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leil et qq nuag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soleil/qq nuages</text:p>
          </table:table-cell>
          <table:table-cell office:value-type="string" table:style-name="ce1">
            <text:p>soleil</text:p>
          </table:table-cell>
          <table:table-cell office:value-type="string" table:style-name="ce1">
            <text:p>qq nu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NUAG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24T00:00:00" table:style-name="ce2">
            <text:p>24/07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25T00:00:00" table:style-name="ce2">
            <text:p>25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1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26T00:00:00" table:style-name="ce2">
            <text:p>26/07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vent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pluie/couvert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7-27T00:00:00" table:style-name="ce2">
            <text:p>27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28T00:00:00" table:style-name="ce2">
            <text:p>28/07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29T00:00:00" table:style-name="ce2">
            <text:p>29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7-31T00:00:00" table:style-name="ce2">
            <text:p>31/07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8-01T00:00:00" table:style-name="ce2">
            <text:p>01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02T00:00:00" table:style-name="ce2">
            <text:p>02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8-03T00:00:00" table:style-name="ce2">
            <text:p>03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/couvert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3-08-04T00:00:00" table:style-name="ce2">
            <text:p>04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uin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ruine/Ã©claircies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8-05T00:00:00" table:style-name="ce2">
            <text:p>05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07T00:00:00" table:style-name="ce2">
            <text:p>07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uine/Ã©claircies/ven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ruine/Ã©claircies/vent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08-08T00:00:00" table:style-name="ce2">
            <text:p>08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09T00:00:00" table:style-name="ce2">
            <text:p>09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0T00:00:00" table:style-name="ce2">
            <text:p>10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1T00:00:00" table:style-name="ce2">
            <text:p>11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2T00:00:00" table:style-name="ce2">
            <text:p>12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umeux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table:style-name="ce1"/>
          <table:table-cell office:value-type="string" table:style-name="ce1">
            <text:p>brumeux/beau</text:p>
          </table:table-cell>
          <table:table-cell office:value-type="string" table:style-name="ce1">
            <text:p>brumeux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4T00:00:00" table:style-name="ce2">
            <text:p>14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5T00:00:00" table:style-name="ce2">
            <text:p>15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8-16T00:00:00" table:style-name="ce2">
            <text:p>16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 fine/couvert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pluie fine/couvert</text:p>
          </table:table-cell>
          <table:table-cell office:value-type="string" table:style-name="ce1">
            <text:p>pluie fin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3-08-17T00:00:00" table:style-name="ce2">
            <text:p>17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18T00:00:00" table:style-name="ce2">
            <text:p>18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uine le matin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ruine/mitigÃ©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mitigÃ©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MITIGE</text:p>
          </table:table-cell>
          <table:table-cell table:number-columns-repeated="16370"/>
        </table:table-row>
        <table:table-row table:style-name="ro1">
          <table:table-cell office:value-type="date" office:date-value="2023-08-19T00:00:00" table:style-name="ce2">
            <text:p>19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voilÃ©/ven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gilance 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4.0</text:p>
          </table:table-cell>
          <table:table-cell table:style-name="ce1"/>
          <table:table-cell office:value-type="string" table:style-name="ce1">
            <text:p>vigilance canicule</text:p>
          </table:table-cell>
          <table:table-cell office:value-type="string" table:style-name="ce1">
            <text:p>vigilance 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1T00:00:00" table:style-name="ce2">
            <text:p>21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7.0</text:p>
          </table:table-cell>
          <table:table-cell table:style-name="ce1"/>
          <table:table-cell office:value-type="string" table:style-name="ce1">
            <text:p>canicule</text:p>
          </table:table-cell>
          <table:table-cell office:value-type="string" table:style-name="ce1">
            <text:p>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2T00:00:00" table:style-name="ce2">
            <text:p>22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4.0</text:p>
          </table:table-cell>
          <table:table-cell table:style-name="ce1"/>
          <table:table-cell office:value-type="string" table:style-name="ce1">
            <text:p>canicule</text:p>
          </table:table-cell>
          <table:table-cell office:value-type="string" table:style-name="ce1">
            <text:p>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3T00:00:00" table:style-name="ce2">
            <text:p>23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6.0</text:p>
          </table:table-cell>
          <table:table-cell table:style-name="ce1"/>
          <table:table-cell office:value-type="string" table:style-name="ce1">
            <text:p>canicule</text:p>
          </table:table-cell>
          <table:table-cell office:value-type="string" table:style-name="ce1">
            <text:p>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4T00:00:00" table:style-name="ce2">
            <text:p>24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0.0</text:p>
          </table:table-cell>
          <table:table-cell table:style-name="ce1"/>
          <table:table-cell office:value-type="string" table:style-name="ce1">
            <text:p>canicule</text:p>
          </table:table-cell>
          <table:table-cell office:value-type="string" table:style-name="ce1">
            <text:p>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5T00:00:00" table:style-name="ce2">
            <text:p>25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nicu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0.5</text:p>
          </table:table-cell>
          <table:table-cell table:style-name="ce1"/>
          <table:table-cell office:value-type="string" table:style-name="ce1">
            <text:p>canicule</text:p>
          </table:table-cell>
          <table:table-cell office:value-type="string" table:style-name="ce1">
            <text:p>canicule</text:p>
          </table:table-cell>
          <table:table-cell table:number-columns-repeated="3" table:style-name="ce1"/>
          <table:table-cell office:value-type="string" table:style-name="ce1">
            <text:p>CANICUL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6T00:00:00" table:style-name="ce2">
            <text:p>26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3-08-27T00:00:00" table:style-name="ce2">
            <text:p>27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8-28T00:00:00" table:style-name="ce2">
            <text:p>28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37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8-29T00:00:00" table:style-name="ce2">
            <text:p>29/08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8-30T00:00:00" table:style-name="ce2">
            <text:p>30/08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8-31T00:00:00" table:style-name="ce2">
            <text:p>31/08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avers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Ã©claircies/averse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averses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09-01T00:00:00" table:style-name="ce2">
            <text:p>01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2T00:00:00" table:style-name="ce2">
            <text:p>02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4T00:00:00" table:style-name="ce2">
            <text:p>04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3-09-05T00:00:00" table:style-name="ce2">
            <text:p>05/09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voilÃ©/ven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09-06T00:00:00" table:style-name="ce2">
            <text:p>06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7T00:00:00" table:style-name="ce2">
            <text:p>07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8T00:00:00" table:style-name="ce2">
            <text:p>08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09T00:00:00" table:style-name="ce2">
            <text:p>09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0T00:00:00" table:style-name="ce2">
            <text:p>10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1T00:00:00" table:style-name="ce2">
            <text:p>11/09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2T00:00:00" table:style-name="ce2">
            <text:p>12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09-13T00:00:00" table:style-name="ce2">
            <text:p>13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tigÃ©/orages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mitigÃ©/orages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MITIGE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14T00:00:00" table:style-name="ce2">
            <text:p>14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5T00:00:00" table:style-name="ce2">
            <text:p>15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6T00:00:00" table:style-name="ce2">
            <text:p>16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orageux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/orageux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18T00:00:00" table:style-name="ce2">
            <text:p>18/09/202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19T00:00:00" table:style-name="ce2">
            <text:p>19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20T00:00:00" table:style-name="ce2">
            <text:p>20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1T00:00:00" table:style-name="ce2">
            <text:p>21/09/20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couvert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22T00:00:00" table:style-name="ce2">
            <text:p>22/09/20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23T00:00:00" table:style-name="ce2">
            <text:p>23/09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5T00:00:00" table:style-name="ce2">
            <text:p>25/09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6T00:00:00" table:style-name="ce2">
            <text:p>26/09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7T00:00:00" table:style-name="ce2">
            <text:p>27/09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8T00:00:00" table:style-name="ce2">
            <text:p>28/09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29T00:00:00" table:style-name="ce2">
            <text:p>29/09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09-30T00:00:00" table:style-name="ce2">
            <text:p>30/09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2T00:00:00" table:style-name="ce2">
            <text:p>02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3T00:00:00" table:style-name="ce2">
            <text:p>03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10-04T00:00:00" table:style-name="ce2">
            <text:p>04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5T00:00:00" table:style-name="ce2">
            <text:p>05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6T00:00:00" table:style-name="ce2">
            <text:p>06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7T00:00:00" table:style-name="ce2">
            <text:p>07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09T00:00:00" table:style-name="ce2">
            <text:p>09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0T00:00:00" table:style-name="ce2">
            <text:p>10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1T00:00:00" table:style-name="ce2">
            <text:p>11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2T00:00:00" table:style-name="ce2">
            <text:p>12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3T00:00:00" table:style-name="ce2">
            <text:p>13/10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4T00:00:00" table:style-name="ce2">
            <text:p>14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5T00:00:00" table:style-name="ce2">
            <text:p>15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16T00:00:00" table:style-name="ce2">
            <text:p>16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7T00:00:00" table:style-name="ce2">
            <text:p>17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18T00:00:00" table:style-name="ce2">
            <text:p>18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3-10-19T00:00:00" table:style-name="ce2">
            <text:p>19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6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20T00:00:00" table:style-name="ce2">
            <text:p>20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25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21T00:00:00" table:style-name="ce2">
            <text:p>21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23T00:00:00" table:style-name="ce2">
            <text:p>23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ussad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maussade</text:p>
          </table:table-cell>
          <table:table-cell office:value-type="string" table:style-name="ce1">
            <text:p>maussade</text:p>
          </table:table-cell>
          <table:table-cell table:number-columns-repeated="3" table:style-name="ce1"/>
          <table:table-cell office:value-type="string" table:style-name="ce1">
            <text:p>AUTRE/NON CLASS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24T00:00:00" table:style-name="ce2">
            <text:p>24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25T00:00:00" table:style-name="ce2">
            <text:p>25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10-26T00:00:00" table:style-name="ce2">
            <text:p>26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27T00:00:00" table:style-name="ce2">
            <text:p>27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0-28T00:00:00" table:style-name="ce2">
            <text:p>28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30T00:00:00" table:style-name="ce2">
            <text:p>30/10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0-31T00:00:00" table:style-name="ce2">
            <text:p>31/10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1-01T00:00:00" table:style-name="ce2">
            <text:p>01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02T00:00:00" table:style-name="ce2">
            <text:p>02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1-03T00:00:00" table:style-name="ce2">
            <text:p>03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04T00:00:00" table:style-name="ce2">
            <text:p>04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11-06T00:00:00" table:style-name="ce2">
            <text:p>06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07T00:00:00" table:style-name="ce2">
            <text:p>07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rses/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averses/pluie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1-08T00:00:00" table:style-name="ce2">
            <text:p>08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09T00:00:00" table:style-name="ce2">
            <text:p>09/11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10T00:00:00" table:style-name="ce2">
            <text:p>10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beau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pluie/beau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3-11-11T00:00:00" table:style-name="ce2">
            <text:p>11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13T00:00:00" table:style-name="ce2">
            <text:p>13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3-11-14T00:00:00" table:style-name="ce2">
            <text:p>14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15T00:00:00" table:style-name="ce2">
            <text:p>15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4.0</text:p>
          </table:table-cell>
          <table:table-cell table:style-name="ce1"/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3-11-16T00:00:00" table:style-name="ce2">
            <text:p>16/11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1-17T00:00:00" table:style-name="ce2">
            <text:p>17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1-18T00:00:00" table:style-name="ce2">
            <text:p>18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19T00:00:00" table:style-name="ce2">
            <text:p>19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20T00:00:00" table:style-name="ce2">
            <text:p>20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21T00:00:00" table:style-name="ce2">
            <text:p>21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1-22T00:00:00" table:style-name="ce2">
            <text:p>22/11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23T00:00:00" table:style-name="ce2">
            <text:p>23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/Ã©claircies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11-24T00:00:00" table:style-name="ce2">
            <text:p>24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1-25T00:00:00" table:style-name="ce2">
            <text:p>25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table:style-name="ce1"/>
          <table:table-cell office:value-type="string" table:style-name="ce1">
            <text:p>gris/vent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27T00:00:00" table:style-name="ce2">
            <text:p>27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28T00:00:00" table:style-name="ce2">
            <text:p>28/11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/vent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Ã©claircies/pluie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11-29T00:00:00" table:style-name="ce2">
            <text:p>29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1-30T00:00:00" table:style-name="ce2">
            <text:p>30/11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01T00:00:00" table:style-name="ce2">
            <text:p>01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uine/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bruine/pluie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02T00:00:00" table:style-name="ce2">
            <text:p>02/12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6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04T00:00:00" table:style-name="ce2">
            <text:p>04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05T00:00:00" table:style-name="ce2">
            <text:p>05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06T00:00:00" table:style-name="ce2">
            <text:p>06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07T00:00:00" table:style-name="ce2">
            <text:p>07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08T00:00:00" table:style-name="ce2">
            <text:p>08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09T00:00:00" table:style-name="ce2">
            <text:p>09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.0</text:p>
          </table:table-cell>
          <table:table-cell table:style-name="ce1"/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11T00:00:00" table:style-name="ce2">
            <text:p>11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table:style-name="ce1"/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12T00:00:00" table:style-name="ce2">
            <text:p>12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13T00:00:00" table:style-name="ce2">
            <text:p>13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voilÃ©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14T00:00:00" table:style-name="ce2">
            <text:p>14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verses/pluie/vent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averses/pluie/vent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12-15T00:00:00" table:style-name="ce2">
            <text:p>15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rses/Ã©claircies/ven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averses/Ã©claircies/vent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3-12-16T00:00:00" table:style-name="ce2">
            <text:p>16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bruine</text:p>
          </table:table-cell>
          <table:table-cell office:value-type="string" table:style-name="ce1">
            <text:p>bruin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18T00:00:00" table:style-name="ce2">
            <text:p>18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19T00:00:00" table:style-name="ce2">
            <text:p>19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0T00:00:00" table:style-name="ce2">
            <text:p>20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table:style-name="ce1"/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1T00:00:00" table:style-name="ce2">
            <text:p>21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8.0</text:p>
          </table:table-cell>
          <table:table-cell table:style-name="ce1"/>
          <table:table-cell office:value-type="string" table:style-name="ce1">
            <text:p>pluie/Ã©claircies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3-12-22T00:00:00" table:style-name="ce2">
            <text:p>22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nt/bruin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table:style-name="ce1"/>
          <table:table-cell office:value-type="string" table:style-name="ce1">
            <text:p>vent/bruin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s/vent/Ã©claircies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gris/vent/Ã©claircies/pluie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68"/>
        </table:table-row>
        <table:table-row table:style-name="ro1">
          <table:table-cell office:value-type="date" office:date-value="2023-12-24T00:00:00" table:style-name="ce2">
            <text:p>24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5T00:00:00" table:style-name="ce2">
            <text:p>25/12/20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7T00:00:00" table:style-name="ce2">
            <text:p>27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8T00:00:00" table:style-name="ce2">
            <text:p>28/12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29T00:00:00" table:style-name="ce2">
            <text:p>29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style-name="ce1"/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3-12-30T00:00:00" table:style-name="ce2">
            <text:p>30/12/2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gris/Ã©claircies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3-12-31T00:00:00" table:style-name="ce2">
            <text:p>31/12/20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1T00:00:00" table:style-name="ce2">
            <text:p>01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2T00:00:00" table:style-name="ce2">
            <text:p>02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3T00:00:00" table:style-name="ce2">
            <text:p>03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s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gris/pluie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1-04T00:00:00" table:style-name="ce2">
            <text:p>04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5T00:00:00" table:style-name="ce2">
            <text:p>05/01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6T00:00:00" table:style-name="ce2">
            <text:p>06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7T00:00:00" table:style-name="ce2">
            <text:p>07/01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8T00:00:00" table:style-name="ce2">
            <text:p>08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09T00:00:00" table:style-name="ce2">
            <text:p>09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0T00:00:00" table:style-name="ce2">
            <text:p>10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1T00:00:00" table:style-name="ce2">
            <text:p>11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neige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pluie/neig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NEIG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1-12T00:00:00" table:style-name="ce2">
            <text:p>12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3T00:00:00" table:style-name="ce2">
            <text:p>13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4T00:00:00" table:style-name="ce2">
            <text:p>14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1-15T00:00:00" table:style-name="ce2">
            <text:p>15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6T00:00:00" table:style-name="ce2">
            <text:p>16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7T00:00:00" table:style-name="ce2">
            <text:p>17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18T00:00:00" table:style-name="ce2">
            <text:p>18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couver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/couvert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1-19T00:00:00" table:style-name="ce2">
            <text:p>19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0T00:00:00" table:style-name="ce2">
            <text:p>20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1T00:00:00" table:style-name="ce2">
            <text:p>21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2T00:00:00" table:style-name="ce2">
            <text:p>22/01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01-23T00:00:00" table:style-name="ce2">
            <text:p>23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4T00:00:00" table:style-name="ce2">
            <text:p>24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5T00:00:00" table:style-name="ce2">
            <text:p>25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6T00:00:00" table:style-name="ce2">
            <text:p>26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7T00:00:00" table:style-name="ce2">
            <text:p>27/0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4-01-29T00:00:00" table:style-name="ce2">
            <text:p>29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4-01-30T00:00:00" table:style-name="ce2">
            <text:p>30/0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01T00:00:00" table:style-name="ce2">
            <text:p>01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Ã¨s 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trÃ¨s voilÃ©</text:p>
          </table:table-cell>
          <table:table-cell office:value-type="string" table:style-name="ce1">
            <text:p>trÃ¨s 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02T00:00:00" table:style-name="ce2">
            <text:p>02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Ã©claircies/gri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gris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uillard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rouillard/beau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uillard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brouillard/beau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05T00:00:00" table:style-name="ce2">
            <text:p>05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uillard/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brouillard/beau/voilÃ©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69"/>
        </table:table-row>
        <table:table-row table:style-name="ro1">
          <table:table-cell office:value-type="date" office:date-value="2024-02-06T00:00:00" table:style-name="ce2">
            <text:p>06/0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uine/gris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bruine/gris/Ã©claircies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2-07T00:00:00" table:style-name="ce2">
            <text:p>07/02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08T00:00:00" table:style-name="ce2">
            <text:p>08/0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vent chau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/vent chaud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 chaud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09T00:00:00" table:style-name="ce2">
            <text:p>09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gris/Ã©claircies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10T00:00:00" table:style-name="ce2">
            <text:p>10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12T00:00:00" table:style-name="ce2">
            <text:p>12/02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tempÃªte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Ã©claircies/tempÃªte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tempÃªte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2-13T00:00:00" table:style-name="ce2">
            <text:p>13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14T00:00:00" table:style-name="ce2">
            <text:p>14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15T00:00:00" table:style-name="ce2">
            <text:p>15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16T00:00:00" table:style-name="ce2">
            <text:p>16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17T00:00:00" table:style-name="ce2">
            <text:p>17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19T00:00:00" table:style-name="ce2">
            <text:p>19/0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uin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bruine/Ã©claircies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20T00:00:00" table:style-name="ce2">
            <text:p>20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21T00:00:00" table:style-name="ce2">
            <text:p>21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22T00:00:00" table:style-name="ce2">
            <text:p>22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couvert/tempÃªt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voilÃ©/couvert/tempÃªt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tempÃªt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2-23T00:00:00" table:style-name="ce2">
            <text:p>23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ven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voilÃ©/vent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2-24T00:00:00" table:style-name="ce2">
            <text:p>24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2-26T00:00:00" table:style-name="ce2">
            <text:p>26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pluie/vent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Ã©claircies/pluie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2-27T00:00:00" table:style-name="ce2">
            <text:p>27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28T00:00:00" table:style-name="ce2">
            <text:p>28/02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2-29T00:00:00" table:style-name="ce2">
            <text:p>29/0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pluie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/pluie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3-01T00:00:00" table:style-name="ce2">
            <text:p>01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02T00:00:00" table:style-name="ce2">
            <text:p>02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pluie/Ã©claircies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3-04T00:00:00" table:style-name="ce2">
            <text:p>04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voilÃ©/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/voilÃ©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3-05T00:00:00" table:style-name="ce2">
            <text:p>05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06T00:00:00" table:style-name="ce2">
            <text:p>06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07T00:00:00" table:style-name="ce2">
            <text:p>07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voilÃ©/ven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08T00:00:00" table:style-name="ce2">
            <text:p>08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beau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pluie/beau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09T00:00:00" table:style-name="ce2">
            <text:p>09/03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Ã©ga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dÃ©gagÃ©</text:p>
          </table:table-cell>
          <table:table-cell office:value-type="string" table:style-name="ce1">
            <text:p>dÃ©gag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1T00:00:00" table:style-name="ce2">
            <text:p>11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pluie/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12T00:00:00" table:style-name="ce2">
            <text:p>12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3T00:00:00" table:style-name="ce2">
            <text:p>13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4T00:00:00" table:style-name="ce2">
            <text:p>14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5T00:00:00" table:style-name="ce2">
            <text:p>15/03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oilÃ©/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voilÃ©/beau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69"/>
        </table:table-row>
        <table:table-row table:style-name="ro1">
          <table:table-cell office:value-type="date" office:date-value="2024-03-16T00:00:00" table:style-name="ce2">
            <text:p>16/03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18T00:00:00" table:style-name="ce2">
            <text:p>18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19T00:00:00" table:style-name="ce2">
            <text:p>19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20T00:00:00" table:style-name="ce2">
            <text:p>20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21T00:00:00" table:style-name="ce2">
            <text:p>21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22T00:00:00" table:style-name="ce2">
            <text:p>22/03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23T00:00:00" table:style-name="ce2">
            <text:p>23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uine/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bruine/couvert/Ã©claircies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3-24T00:00:00" table:style-name="ce2">
            <text:p>24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sez 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table:style-name="ce1"/>
          <table:table-cell office:value-type="string" table:style-name="ce1">
            <text:p>assez beau</text:p>
          </table:table-cell>
          <table:table-cell office:value-type="string" table:style-name="ce1">
            <text:p>assez 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25T00:00:00" table:style-name="ce2">
            <text:p>25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4-03-26T00:00:00" table:style-name="ce2">
            <text:p>26/03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gris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pluie/gri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gri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27T00:00:00" table:style-name="ce2">
            <text:p>27/03/20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3-28T00:00:00" table:style-name="ce2">
            <text:p>28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29T00:00:00" table:style-name="ce2">
            <text:p>29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ven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voilÃ©/vent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3-30T00:00:00" table:style-name="ce2">
            <text:p>30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3-31T00:00:00" table:style-name="ce2">
            <text:p>31/03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vent/orag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voilÃ©/vent/orages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orag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4-04-01T00:00:00" table:style-name="ce2">
            <text:p>01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s/beau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/orages/beau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office:value-type="string" table:style-name="ce1">
            <text:p>beau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BEAU</text:p>
          </table:table-cell>
          <table:table-cell table:number-columns-repeated="16369"/>
        </table:table-row>
        <table:table-row table:style-name="ro1">
          <table:table-cell office:value-type="date" office:date-value="2024-04-02T00:00:00" table:style-name="ce2">
            <text:p>02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03T00:00:00" table:style-name="ce2">
            <text:p>03/04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ageux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nuageux/beau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04T00:00:00" table:style-name="ce2">
            <text:p>04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05T00:00:00" table:style-name="ce2">
            <text:p>05/04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06T00:00:00" table:style-name="ce2">
            <text:p>06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ven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couvert/ven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4-08T00:00:00" table:style-name="ce2">
            <text:p>08/04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voilÃ©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couvert/voilÃ©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4-04-09T00:00:00" table:style-name="ce2">
            <text:p>09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0T00:00:00" table:style-name="ce2">
            <text:p>10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11T00:00:00" table:style-name="ce2">
            <text:p>11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qq nuag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/qq nu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qq nu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NUAG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12T00:00:00" table:style-name="ce2">
            <text:p>12/04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3T00:00:00" table:style-name="ce2">
            <text:p>13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5T00:00:00" table:style-name="ce2">
            <text:p>15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6T00:00:00" table:style-name="ce2">
            <text:p>16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pluie/vent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couvert/pluie/ven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ECLAIRCIES</text:p>
          </table:table-cell>
          <table:table-cell table:number-columns-repeated="16368"/>
        </table:table-row>
        <table:table-row table:style-name="ro1">
          <table:table-cell office:value-type="date" office:date-value="2024-04-17T00:00:00" table:style-name="ce2">
            <text:p>17/04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 fine/Ã©clairci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couvert/pluie fine/Ã©clairc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 fine</text:p>
          </table:table-cell>
          <table:table-cell office:value-type="string" table:style-name="ce1">
            <text:p>Ã©clairc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4-04-18T00:00:00" table:style-name="ce2">
            <text:p>18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giboulÃ©es</text:p>
          </table:table-cell>
          <table:table-cell office:value-type="string" table:style-name="ce1">
            <text:p>giboulÃ©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19T00:00:00" table:style-name="ce2">
            <text:p>19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qq nuag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/qq nu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qq nu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NUAG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2T00:00:00" table:style-name="ce2">
            <text:p>22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q nuag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qq nuages/vent</text:p>
          </table:table-cell>
          <table:table-cell office:value-type="string" table:style-name="ce1">
            <text:p>qq nuag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NUAG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3T00:00:00" table:style-name="ce2">
            <text:p>23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nuageux/vent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4T00:00:00" table:style-name="ce2">
            <text:p>24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couvert/ven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5T00:00:00" table:style-name="ce2">
            <text:p>25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6T00:00:00" table:style-name="ce2">
            <text:p>26/04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/nu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nu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7T00:00:00" table:style-name="ce2">
            <text:p>27/04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ageux/ven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nuageux/vent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4-29T00:00:00" table:style-name="ce2">
            <text:p>29/04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4-30T00:00:00" table:style-name="ce2">
            <text:p>30/04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01T00:00:00" table:style-name="ce2">
            <text:p>01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02T00:00:00" table:style-name="ce2">
            <text:p>02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en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couvert/ven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5-03T00:00:00" table:style-name="ce2">
            <text:p>03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04T00:00:00" table:style-name="ce2">
            <text:p>04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06T00:00:00" table:style-name="ce2">
            <text:p>06/05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07T00:00:00" table:style-name="ce2">
            <text:p>07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vent/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Ã©claircies/vent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5-08T00:00:00" table:style-name="ce2">
            <text:p>08/05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Ã©claircies/ven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09T00:00:00" table:style-name="ce2">
            <text:p>09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10T00:00:00" table:style-name="ce2">
            <text:p>10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nuageux/orageux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3T00:00:00" table:style-name="ce2">
            <text:p>13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couvert/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4T00:00:00" table:style-name="ce2">
            <text:p>14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5T00:00:00" table:style-name="ce2">
            <text:p>15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Ã©claircies/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pluie/Ã©claircies/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5-16T00:00:00" table:style-name="ce2">
            <text:p>16/05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7T00:00:00" table:style-name="ce2">
            <text:p>17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0T00:00:00" table:style-name="ce2">
            <text:p>20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1T00:00:00" table:style-name="ce2">
            <text:p>21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nuageux/Ã©claircies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2T00:00:00" table:style-name="ce2">
            <text:p>22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3T00:00:00" table:style-name="ce2">
            <text:p>23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4T00:00:00" table:style-name="ce2">
            <text:p>24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05-27T00:00:00" table:style-name="ce2">
            <text:p>27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05-28T00:00:00" table:style-name="ce2">
            <text:p>28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5-29T00:00:00" table:style-name="ce2">
            <text:p>29/05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05-30T00:00:00" table:style-name="ce2">
            <text:p>30/05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05-31T00:00:00" table:style-name="ce2">
            <text:p>31/05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1T00:00:00" table:style-name="ce2">
            <text:p>01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2T00:00:00" table:style-name="ce2">
            <text:p>02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3T00:00:00" table:style-name="ce2">
            <text:p>03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4-06-04T00:00:00" table:style-name="ce2">
            <text:p>04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5T00:00:00" table:style-name="ce2">
            <text:p>05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6T00:00:00" table:style-name="ce2">
            <text:p>06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07T00:00:00" table:style-name="ce2">
            <text:p>07/06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lou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couvert/lourd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lourd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HAUD</text:p>
          </table:table-cell>
          <table:table-cell table:number-columns-repeated="16370"/>
        </table:table-row>
        <table:table-row table:style-name="ro1">
          <table:table-cell office:value-type="date" office:date-value="2024-06-08T00:00:00" table:style-name="ce2">
            <text:p>08/06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lou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couvert/lourd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lourd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HAUD</text:p>
          </table:table-cell>
          <table:table-cell table:number-columns-repeated="16370"/>
        </table:table-row>
        <table:table-row table:style-name="ro1">
          <table:table-cell office:value-type="date" office:date-value="2024-06-09T00:00:00" table:style-name="ce2">
            <text:p>09/06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06-10T00:00:00" table:style-name="ce2">
            <text:p>10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06-11T00:00:00" table:style-name="ce2">
            <text:p>11/06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uine/nuageux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bruine/nuageux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nuageux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12T00:00:00" table:style-name="ce2">
            <text:p>12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qq goutt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couvert/qq goutt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qq goutt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13T00:00:00" table:style-name="ce2">
            <text:p>13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14T00:00:00" table:style-name="ce2">
            <text:p>14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15T00:00:00" table:style-name="ce2">
            <text:p>15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16T00:00:00" table:style-name="ce2">
            <text:p>16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17T00:00:00" table:style-name="ce2">
            <text:p>17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18T00:00:00" table:style-name="ce2">
            <text:p>18/06/20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q nuages/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qq nuages/beau/vent</text:p>
          </table:table-cell>
          <table:table-cell office:value-type="string" table:style-name="ce1">
            <text:p>qq nu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style-name="ce1"/>
          <table:table-cell office:value-type="string" table:style-name="ce1">
            <text:p>NU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69"/>
        </table:table-row>
        <table:table-row table:style-name="ro1">
          <table:table-cell office:value-type="date" office:date-value="2024-06-19T00:00:00" table:style-name="ce2">
            <text:p>19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bruine/orage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couvert/bruine/orag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orag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4-06-20T00:00:00" table:style-name="ce2">
            <text:p>20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21T00:00:00" table:style-name="ce2">
            <text:p>21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ssez beau/ 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ssez beau/ vent</text:p>
          </table:table-cell>
          <table:table-cell office:value-type="string" table:style-name="ce1">
            <text:p>assez 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22T00:00:00" table:style-name="ce2">
            <text:p>22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23T00:00:00" table:style-name="ce2">
            <text:p>23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24T00:00:00" table:style-name="ce2">
            <text:p>24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25T00:00:00" table:style-name="ce2">
            <text:p>25/06/2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26T00:00:00" table:style-name="ce2">
            <text:p>26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27T00:00:00" table:style-name="ce2">
            <text:p>27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28T00:00:00" table:style-name="ce2">
            <text:p>28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6-29T00:00:00" table:style-name="ce2">
            <text:p>29/06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orages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couvert/orag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6-30T00:00:00" table:style-name="ce2">
            <text:p>30/06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01T00:00:00" table:style-name="ce2">
            <text:p>01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02T00:00:00" table:style-name="ce2">
            <text:p>02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03T00:00:00" table:style-name="ce2">
            <text:p>03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les Ã©claircies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lles Ã©claircies/vent</text:p>
          </table:table-cell>
          <table:table-cell office:value-type="string" table:style-name="ce1">
            <text:p>belles Ã©claircies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04T00:00:00" table:style-name="ce2">
            <text:p>04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Ã©claircie/couvert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05T00:00:00" table:style-name="ce2">
            <text:p>05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chau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beau/chaud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haud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HAUD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06T00:00:00" table:style-name="ce2">
            <text:p>06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ges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orages</text:p>
          </table:table-cell>
          <table:table-cell office:value-type="string" table:style-name="ce1">
            <text:p>orages</text:p>
          </table:table-cell>
          <table:table-cell table:number-columns-repeated="3" table:style-name="ce1"/>
          <table:table-cell office:value-type="string" table:style-name="ce1">
            <text:p>ORA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07T00:00:00" table:style-name="ce2">
            <text:p>07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couvert/Ã©claircies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69"/>
        </table:table-row>
        <table:table-row table:style-name="ro1">
          <table:table-cell office:value-type="date" office:date-value="2024-07-08T00:00:00" table:style-name="ce2">
            <text:p>08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beau/ven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VEN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09T00:00:00" table:style-name="ce2">
            <text:p>09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10T00:00:00" table:style-name="ce2">
            <text:p>10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11T00:00:00" table:style-name="ce2">
            <text:p>11/07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2T00:00:00" table:style-name="ce2">
            <text:p>12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3T00:00:00" table:style-name="ce2">
            <text:p>13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4T00:00:00" table:style-name="ce2">
            <text:p>14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15T00:00:00" table:style-name="ce2">
            <text:p>15/07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6T00:00:00" table:style-name="ce2">
            <text:p>16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7T00:00:00" table:style-name="ce2">
            <text:p>17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18T00:00:00" table:style-name="ce2">
            <text:p>18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19T00:00:00" table:style-name="ce2">
            <text:p>19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20T00:00:00" table:style-name="ce2">
            <text:p>20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lourd</text:p>
          </table:table-cell>
          <table:table-cell office:value-type="string" table:style-name="ce1">
            <text:p>lourd</text:p>
          </table:table-cell>
          <table:table-cell table:number-columns-repeated="3" table:style-name="ce1"/>
          <table:table-cell office:value-type="string" table:style-name="ce1">
            <text:p>CHAUD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21T00:00:00" table:style-name="ce2">
            <text:p>21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ges/Ã©claircies/pluie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orages/Ã©claircies/pluie</text:p>
          </table:table-cell>
          <table:table-cell office:value-type="string" table:style-name="ce1">
            <text:p>orage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ORAG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7-22T00:00:00" table:style-name="ce2">
            <text:p>22/07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23T00:00:00" table:style-name="ce2">
            <text:p>23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24T00:00:00" table:style-name="ce2">
            <text:p>24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25T00:00:00" table:style-name="ce2">
            <text:p>25/07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umeux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rumeux/beau</text:p>
          </table:table-cell>
          <table:table-cell office:value-type="string" table:style-name="ce1">
            <text:p>brumeux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26T00:00:00" table:style-name="ce2">
            <text:p>26/07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27T00:00:00" table:style-name="ce2">
            <text:p>27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umeux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brumeux/couvert</text:p>
          </table:table-cell>
          <table:table-cell office:value-type="string" table:style-name="ce1">
            <text:p>brumeux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28T00:00:00" table:style-name="ce2">
            <text:p>28/07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29T00:00:00" table:style-name="ce2">
            <text:p>29/07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7-30T00:00:00" table:style-name="ce2">
            <text:p>30/07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35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/orag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7-31T00:00:00" table:style-name="ce2">
            <text:p>31/07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02T00:00:00" table:style-name="ce2">
            <text:p>02/08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03T00:00:00" table:style-name="ce2">
            <text:p>03/08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uine/Ã©claircies/beau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bruine/Ã©claircies/beau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69"/>
        </table:table-row>
        <table:table-row table:style-name="ro1">
          <table:table-cell office:value-type="date" office:date-value="2024-08-04T00:00:00" table:style-name="ce2">
            <text:p>04/08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05T00:00:00" table:style-name="ce2">
            <text:p>05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06T00:00:00" table:style-name="ce2">
            <text:p>06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geux/miti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orageux/mitigÃ©</text:p>
          </table:table-cell>
          <table:table-cell office:value-type="string" table:style-name="ce1">
            <text:p>orageux</text:p>
          </table:table-cell>
          <table:table-cell office:value-type="string" table:style-name="ce1">
            <text:p>mitigÃ©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MITI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07T00:00:00" table:style-name="ce2">
            <text:p>07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08T00:00:00" table:style-name="ce2">
            <text:p>08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09T00:00:00" table:style-name="ce2">
            <text:p>09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10T00:00:00" table:style-name="ce2">
            <text:p>10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11T00:00:00" table:style-name="ce2">
            <text:p>11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12T00:00:00" table:style-name="ce2">
            <text:p>12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couvert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13T00:00:00" table:style-name="ce2">
            <text:p>13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pluie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8-14T00:00:00" table:style-name="ce2">
            <text:p>14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es pluie/acalmie</text:p>
          </table:table-cell>
          <table:table-cell office:value-type="string" table:style-name="ce1">
            <text:p>95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fortes pluie/acalmie</text:p>
          </table:table-cell>
          <table:table-cell office:value-type="string" table:style-name="ce1">
            <text:p>fortes pluie</text:p>
          </table:table-cell>
          <table:table-cell office:value-type="string" table:style-name="ce1">
            <text:p>acalmie</text:p>
          </table:table-cell>
          <table:table-cell table:number-columns-repeated="2" table:style-name="ce1"/>
          <table:table-cell office:value-type="string" table:style-name="ce1">
            <text:p>AUTRE/NON CLASSE</text:p>
          </table:table-cell>
          <table:table-cell office:value-type="string" table:style-name="ce1">
            <text:p>AUTRE/NON CLASS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16T00:00:00" table:style-name="ce2">
            <text:p>16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belles 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couvert/belles 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belles 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17T00:00:00" table:style-name="ce2">
            <text:p>17/08/202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18T00:00:00" table:style-name="ce2">
            <text:p>18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19T00:00:00" table:style-name="ce2">
            <text:p>19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0T00:00:00" table:style-name="ce2">
            <text:p>20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1T00:00:00" table:style-name="ce2">
            <text:p>21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8-22T00:00:00" table:style-name="ce2">
            <text:p>22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3T00:00:00" table:style-name="ce2">
            <text:p>23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24T00:00:00" table:style-name="ce2">
            <text:p>24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37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25T00:00:00" table:style-name="ce2">
            <text:p>25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26T00:00:00" table:style-name="ce2">
            <text:p>26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7T00:00:00" table:style-name="ce2">
            <text:p>27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5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8T00:00:00" table:style-name="ce2">
            <text:p>28/08/2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29T00:00:00" table:style-name="ce2">
            <text:p>29/08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8-30T00:00:00" table:style-name="ce2">
            <text:p>30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8-31T00:00:00" table:style-name="ce2">
            <text:p>31/08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Ã©claircies/avers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/Ã©claircies/avers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avers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9-01T00:00:00" table:style-name="ce2">
            <text:p>01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02T00:00:00" table:style-name="ce2">
            <text:p>02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03T00:00:00" table:style-name="ce2">
            <text:p>03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bruin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/bruin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04T00:00:00" table:style-name="ce2">
            <text:p>04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05T00:00:00" table:style-name="ce2">
            <text:p>05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06T00:00:00" table:style-name="ce2">
            <text:p>06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07T00:00:00" table:style-name="ce2">
            <text:p>07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08T00:00:00" table:style-name="ce2">
            <text:p>08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dÃ©gradation/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Ã©claircies/dÃ©gradation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dÃ©gradation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AUTRE/NON CLASSE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09-09T00:00:00" table:style-name="ce2">
            <text:p>09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10T00:00:00" table:style-name="ce2">
            <text:p>10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1T00:00:00" table:style-name="ce2">
            <text:p>11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/pluie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Ã©claircie/pluie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12T00:00:00" table:style-name="ce2">
            <text:p>12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1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13T00:00:00" table:style-name="ce2">
            <text:p>13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14T00:00:00" table:style-name="ce2">
            <text:p>14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5T00:00:00" table:style-name="ce2">
            <text:p>15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6T00:00:00" table:style-name="ce2">
            <text:p>16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7T00:00:00" table:style-name="ce2">
            <text:p>17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8T00:00:00" table:style-name="ce2">
            <text:p>18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19T00:00:00" table:style-name="ce2">
            <text:p>19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20T00:00:00" table:style-name="ce2">
            <text:p>20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couvert/pluie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09-21T00:00:00" table:style-name="ce2">
            <text:p>21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2T00:00:00" table:style-name="ce2">
            <text:p>22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3T00:00:00" table:style-name="ce2">
            <text:p>23/09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4T00:00:00" table:style-name="ce2">
            <text:p>24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9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25T00:00:00" table:style-name="ce2">
            <text:p>25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6T00:00:00" table:style-name="ce2">
            <text:p>26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7T00:00:00" table:style-name="ce2">
            <text:p>27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09-28T00:00:00" table:style-name="ce2">
            <text:p>28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29T00:00:00" table:style-name="ce2">
            <text:p>29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09-30T00:00:00" table:style-name="ce2">
            <text:p>30/09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1T00:00:00" table:style-name="ce2">
            <text:p>01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2T00:00:00" table:style-name="ce2">
            <text:p>02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3T00:00:00" table:style-name="ce2">
            <text:p>03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4T00:00:00" table:style-name="ce2">
            <text:p>04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75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5T00:00:00" table:style-name="ce2">
            <text:p>05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6T00:00:00" table:style-name="ce2">
            <text:p>06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7T00:00:00" table:style-name="ce2">
            <text:p>07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0-08T00:00:00" table:style-name="ce2">
            <text:p>08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09T00:00:00" table:style-name="ce2">
            <text:p>09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beau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0-10T00:00:00" table:style-name="ce2">
            <text:p>10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10-11T00:00:00" table:style-name="ce2">
            <text:p>11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90000000000000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2T00:00:00" table:style-name="ce2">
            <text:p>12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3T00:00:00" table:style-name="ce2">
            <text:p>13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4T00:00:00" table:style-name="ce2">
            <text:p>14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5T00:00:00" table:style-name="ce2">
            <text:p>15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6T00:00:00" table:style-name="ce2">
            <text:p>16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7T00:00:00" table:style-name="ce2">
            <text:p>17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4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18T00:00:00" table:style-name="ce2">
            <text:p>18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19T00:00:00" table:style-name="ce2">
            <text:p>19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0T00:00:00" table:style-name="ce2">
            <text:p>20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1T00:00:00" table:style-name="ce2">
            <text:p>21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2T00:00:00" table:style-name="ce2">
            <text:p>22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3T00:00:00" table:style-name="ce2">
            <text:p>23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24T00:00:00" table:style-name="ce2">
            <text:p>24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5T00:00:00" table:style-name="ce2">
            <text:p>25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26T00:00:00" table:style-name="ce2">
            <text:p>26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0-27T00:00:00" table:style-name="ce2">
            <text:p>27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uine/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bruine/couvert/Ã©claircies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4-10-28T00:00:00" table:style-name="ce2">
            <text:p>28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29T00:00:00" table:style-name="ce2">
            <text:p>29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30T00:00:00" table:style-name="ce2">
            <text:p>30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nuageux/couvert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0-31T00:00:00" table:style-name="ce2">
            <text:p>31/10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1T00:00:00" table:style-name="ce2">
            <text:p>01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2T00:00:00" table:style-name="ce2">
            <text:p>02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11-03T00:00:00" table:style-name="ce2">
            <text:p>03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4T00:00:00" table:style-name="ce2">
            <text:p>04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beau/nu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nu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11-05T00:00:00" table:style-name="ce2">
            <text:p>05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nuageux/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6T00:00:00" table:style-name="ce2">
            <text:p>06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7T00:00:00" table:style-name="ce2">
            <text:p>07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08T00:00:00" table:style-name="ce2">
            <text:p>08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11-09T00:00:00" table:style-name="ce2">
            <text:p>09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1-10T00:00:00" table:style-name="ce2">
            <text:p>10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11-11T00:00:00" table:style-name="ce2">
            <text:p>11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2T00:00:00" table:style-name="ce2">
            <text:p>12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1-13T00:00:00" table:style-name="ce2">
            <text:p>13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4T00:00:00" table:style-name="ce2">
            <text:p>14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554999999999999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5T00:00:00" table:style-name="ce2">
            <text:p>15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6T00:00:00" table:style-name="ce2">
            <text:p>16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7T00:00:00" table:style-name="ce2">
            <text:p>17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11-18T00:00:00" table:style-name="ce2">
            <text:p>18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19T00:00:00" table:style-name="ce2">
            <text:p>19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0T00:00:00" table:style-name="ce2">
            <text:p>20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1T00:00:00" table:style-name="ce2">
            <text:p>21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2T00:00:00" table:style-name="ce2">
            <text:p>22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1-23T00:00:00" table:style-name="ce2">
            <text:p>23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4T00:00:00" table:style-name="ce2">
            <text:p>24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5T00:00:00" table:style-name="ce2">
            <text:p>25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1-26T00:00:00" table:style-name="ce2">
            <text:p>26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7T00:00:00" table:style-name="ce2">
            <text:p>27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8T00:00:00" table:style-name="ce2">
            <text:p>28/1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29T00:00:00" table:style-name="ce2">
            <text:p>29/11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39999999999999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1-30T00:00:00" table:style-name="ce2">
            <text:p>30/11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01T00:00:00" table:style-name="ce2">
            <text:p>01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02T00:00:00" table:style-name="ce2">
            <text:p>02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4-12-03T00:00:00" table:style-name="ce2">
            <text:p>03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couvert/Ã©claircies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4-12-04T00:00:00" table:style-name="ce2">
            <text:p>04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505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4-12-05T00:00:00" table:style-name="ce2">
            <text:p>05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06T00:00:00" table:style-name="ce2">
            <text:p>06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07T00:00:00" table:style-name="ce2">
            <text:p>07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tempÃªte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couvert/tempÃªt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tempÃªt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VENT</text:p>
          </table:table-cell>
          <table:table-cell table:number-columns-repeated="16370"/>
        </table:table-row>
        <table:table-row table:style-name="ro1">
          <table:table-cell office:value-type="date" office:date-value="2024-12-08T00:00:00" table:style-name="ce2">
            <text:p>08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2-09T00:00:00" table:style-name="ce2">
            <text:p>09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0T00:00:00" table:style-name="ce2">
            <text:p>10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1T00:00:00" table:style-name="ce2">
            <text:p>11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couvert/Ã©clairc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12-12T00:00:00" table:style-name="ce2">
            <text:p>12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3T00:00:00" table:style-name="ce2">
            <text:p>13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4T00:00:00" table:style-name="ce2">
            <text:p>14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2-15T00:00:00" table:style-name="ce2">
            <text:p>15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4-12-16T00:00:00" table:style-name="ce2">
            <text:p>16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7T00:00:00" table:style-name="ce2">
            <text:p>17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7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8T00:00:00" table:style-name="ce2">
            <text:p>18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19T00:00:00" table:style-name="ce2">
            <text:p>19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2-20T00:00:00" table:style-name="ce2">
            <text:p>20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1T00:00:00" table:style-name="ce2">
            <text:p>21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2T00:00:00" table:style-name="ce2">
            <text:p>22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4-12-23T00:00:00" table:style-name="ce2">
            <text:p>23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4T00:00:00" table:style-name="ce2">
            <text:p>24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5T00:00:00" table:style-name="ce2">
            <text:p>25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uillard Ã©pai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brouillard Ã©pais</text:p>
          </table:table-cell>
          <table:table-cell office:value-type="string" table:style-name="ce1">
            <text:p>brouillard Ã©pa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6T00:00:00" table:style-name="ce2">
            <text:p>26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uillard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brouillard/</text:p>
          </table:table-cell>
          <table:table-cell office:value-type="string" table:style-name="ce1">
            <text:p>brouillard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7T00:00:00" table:style-name="ce2">
            <text:p>27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umeux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rumeux/beau</text:p>
          </table:table-cell>
          <table:table-cell office:value-type="string" table:style-name="ce1">
            <text:p>brumeux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4-12-28T00:00:00" table:style-name="ce2">
            <text:p>28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29T00:00:00" table:style-name="ce2">
            <text:p>29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Ã©claircie</text:p>
          </table:table-cell>
          <table:table-cell office:value-type="string" table:style-name="ce1">
            <text:p>Ã©claircie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4-12-30T00:00:00" table:style-name="ce2">
            <text:p>30/12/202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brouillard Ã©pa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/brouillard Ã©pai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rouillard Ã©pais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4-12-31T00:00:00" table:style-name="ce2">
            <text:p>31/12/20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1T00:00:00" table:style-name="ce2">
            <text:p>01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2T00:00:00" table:style-name="ce2">
            <text:p>02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1-03T00:00:00" table:style-name="ce2">
            <text:p>03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4T00:00:00" table:style-name="ce2">
            <text:p>04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1-05T00:00:00" table:style-name="ce2">
            <text:p>05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6T00:00:00" table:style-name="ce2">
            <text:p>06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couvert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Ã©claircies/couvert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1-07T00:00:00" table:style-name="ce2">
            <text:p>07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8T00:00:00" table:style-name="ce2">
            <text:p>08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09T00:00:00" table:style-name="ce2">
            <text:p>09/01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vent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Ã©claircies/vent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1-10T00:00:00" table:style-name="ce2">
            <text:p>10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11T00:00:00" table:style-name="ce2">
            <text:p>11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1-12T00:00:00" table:style-name="ce2">
            <text:p>12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13T00:00:00" table:style-name="ce2">
            <text:p>13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14T00:00:00" table:style-name="ce2">
            <text:p>14/01/2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15T00:00:00" table:style-name="ce2">
            <text:p>15/01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16T00:00:00" table:style-name="ce2">
            <text:p>16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17T00:00:00" table:style-name="ce2">
            <text:p>17/01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uillard Ã©pai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rouillard Ã©pais/beau</text:p>
          </table:table-cell>
          <table:table-cell office:value-type="string" table:style-name="ce1">
            <text:p>brouillard Ã©pais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18T00:00:00" table:style-name="ce2">
            <text:p>18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Ã©claircies/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19T00:00:00" table:style-name="ce2">
            <text:p>19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20T00:00:00" table:style-name="ce2">
            <text:p>20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Ã©claircies/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21T00:00:00" table:style-name="ce2">
            <text:p>21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22T00:00:00" table:style-name="ce2">
            <text:p>22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23T00:00:00" table:style-name="ce2">
            <text:p>23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24T00:00:00" table:style-name="ce2">
            <text:p>24/01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25T00:00:00" table:style-name="ce2">
            <text:p>25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26T00:00:00" table:style-name="ce2">
            <text:p>26/01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27T00:00:00" table:style-name="ce2">
            <text:p>27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28T00:00:00" table:style-name="ce2">
            <text:p>28/01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pluie/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Ã©claircies/pluie/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1-29T00:00:00" table:style-name="ce2">
            <text:p>29/01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1-30T00:00:00" table:style-name="ce2">
            <text:p>30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dÃ©gradation/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/dÃ©gradation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dÃ©gradation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AUTRE/NON CLASSE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1-31T00:00:00" table:style-name="ce2">
            <text:p>31/01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1T00:00:00" table:style-name="ce2">
            <text:p>01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2T00:00:00" table:style-name="ce2">
            <text:p>02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3T00:00:00" table:style-name="ce2">
            <text:p>03/02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4T00:00:00" table:style-name="ce2">
            <text:p>04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5T00:00:00" table:style-name="ce2">
            <text:p>05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6T00:00:00" table:style-name="ce2">
            <text:p>06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7T00:00:00" table:style-name="ce2">
            <text:p>07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gris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08T00:00:00" table:style-name="ce2">
            <text:p>08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2-09T00:00:00" table:style-name="ce2">
            <text:p>09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2-10T00:00:00" table:style-name="ce2">
            <text:p>10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1T00:00:00" table:style-name="ce2">
            <text:p>11/02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2T00:00:00" table:style-name="ce2">
            <text:p>12/02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2-13T00:00:00" table:style-name="ce2">
            <text:p>13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4T00:00:00" table:style-name="ce2">
            <text:p>14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5T00:00:00" table:style-name="ce2">
            <text:p>15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uillard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rouillard/voilÃ©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2-16T00:00:00" table:style-name="ce2">
            <text:p>16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7T00:00:00" table:style-name="ce2">
            <text:p>17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2-18T00:00:00" table:style-name="ce2">
            <text:p>18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19T00:00:00" table:style-name="ce2">
            <text:p>19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0T00:00:00" table:style-name="ce2">
            <text:p>20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1T00:00:00" table:style-name="ce2">
            <text:p>21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2T00:00:00" table:style-name="ce2">
            <text:p>22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 fine/couvert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pluie fine/couvert</text:p>
          </table:table-cell>
          <table:table-cell office:value-type="string" table:style-name="ce1">
            <text:p>pluie fin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2-23T00:00:00" table:style-name="ce2">
            <text:p>23/02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4T00:00:00" table:style-name="ce2">
            <text:p>24/02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5T00:00:00" table:style-name="ce2">
            <text:p>25/02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2-26T00:00:00" table:style-name="ce2">
            <text:p>26/02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2-27T00:00:00" table:style-name="ce2">
            <text:p>27/02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2-28T00:00:00" table:style-name="ce2">
            <text:p>28/02/202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3-01T00:00:00" table:style-name="ce2">
            <text:p>01/03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variable</text:p>
          </table:table-cell>
          <table:table-cell table:number-columns-repeated="3" table:style-name="ce1"/>
          <table:table-cell office:value-type="string" table:style-name="ce1">
            <text:p>AUTRE/NON CLASS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2T00:00:00" table:style-name="ce2">
            <text:p>02/03/202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uvert/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couvert/ensoleil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nsoleil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03-03T00:00:00" table:style-name="ce2">
            <text:p>03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4T00:00:00" table:style-name="ce2">
            <text:p>04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5T00:00:00" table:style-name="ce2">
            <text:p>05/03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6T00:00:00" table:style-name="ce2">
            <text:p>06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7T00:00:00" table:style-name="ce2">
            <text:p>07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8T00:00:00" table:style-name="ce2">
            <text:p>08/03/2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09T00:00:00" table:style-name="ce2">
            <text:p>09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3-10T00:00:00" table:style-name="ce2">
            <text:p>10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orag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Ã©claircies/orage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11T00:00:00" table:style-name="ce2">
            <text:p>11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12T00:00:00" table:style-name="ce2">
            <text:p>12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11.5</text:p>
          </table:table-cell>
          <table:table-cell office:value-type="string" table:style-name="ce1">
            <text:p>0.5449999999999999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13T00:00:00" table:style-name="ce2">
            <text:p>13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14T00:00:00" table:style-name="ce2">
            <text:p>14/03/2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15T00:00:00" table:style-name="ce2">
            <text:p>15/03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mitigÃ©</text:p>
          </table:table-cell>
          <table:table-cell office:value-type="string" table:style-name="ce1">
            <text:p>mitigÃ©</text:p>
          </table:table-cell>
          <table:table-cell table:number-columns-repeated="3" table:style-name="ce1"/>
          <table:table-cell office:value-type="string" table:style-name="ce1">
            <text:p>MITIG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16T00:00:00" table:style-name="ce2">
            <text:p>16/03/2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17T00:00:00" table:style-name="ce2">
            <text:p>17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18T00:00:00" table:style-name="ce2">
            <text:p>18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19T00:00:00" table:style-name="ce2">
            <text:p>19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<text:s/>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0T00:00:00" table:style-name="ce2">
            <text:p>20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1T00:00:00" table:style-name="ce2">
            <text:p>21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nt/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vent/pluie/Ã©claircies</text:p>
          </table:table-cell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VEN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3-22T00:00:00" table:style-name="ce2">
            <text:p>22/03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/orage sec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ensoleillÃ©/orage sec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orage sec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AUTRE/NON CLASS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23T00:00:00" table:style-name="ce2">
            <text:p>23/03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4T00:00:00" table:style-name="ce2">
            <text:p>24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grÃªle et 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Ã©claircies/grÃªle et 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grÃªle et 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AUTRE/NON CLASS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25T00:00:00" table:style-name="ce2">
            <text:p>25/03/20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3-26T00:00:00" table:style-name="ce2">
            <text:p>26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7T00:00:00" table:style-name="ce2">
            <text:p>27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8T00:00:00" table:style-name="ce2">
            <text:p>28/03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29T00:00:00" table:style-name="ce2">
            <text:p>29/03/20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30T00:00:00" table:style-name="ce2">
            <text:p>30/03/202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3-31T00:00:00" table:style-name="ce2">
            <text:p>31/03/2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1T00:00:00" table:style-name="ce2">
            <text:p>01/04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2T00:00:00" table:style-name="ce2">
            <text:p>02/04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3T00:00:00" table:style-name="ce2">
            <text:p>03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4-04T00:00:00" table:style-name="ce2">
            <text:p>04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4-05T00:00:00" table:style-name="ce2">
            <text:p>05/04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6T00:00:00" table:style-name="ce2">
            <text:p>06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7T00:00:00" table:style-name="ce2">
            <text:p>07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8T00:00:00" table:style-name="ce2">
            <text:p>08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09T00:00:00" table:style-name="ce2">
            <text:p>09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10T00:00:00" table:style-name="ce2">
            <text:p>10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4-11T00:00:00" table:style-name="ce2">
            <text:p>11/04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12T00:00:00" table:style-name="ce2">
            <text:p>12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13T00:00:00" table:style-name="ce2">
            <text:p>13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14T00:00:00" table:style-name="ce2">
            <text:p>14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04-15T00:00:00" table:style-name="ce2">
            <text:p>15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16T00:00:00" table:style-name="ce2">
            <text:p>16/04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4-17T00:00:00" table:style-name="ce2">
            <text:p>17/04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tites averses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petites averses/Ã©claircies</text:p>
          </table:table-cell>
          <table:table-cell office:value-type="string" table:style-name="ce1">
            <text:p>petites avers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AUTRE/NON CLASS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4-18T00:00:00" table:style-name="ce2">
            <text:p>18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4-19T00:00:00" table:style-name="ce2">
            <text:p>19/04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04-20T00:00:00" table:style-name="ce2">
            <text:p>20/04/202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04-21T00:00:00" table:style-name="ce2">
            <text:p>21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22T00:00:00" table:style-name="ce2">
            <text:p>22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23T00:00:00" table:style-name="ce2">
            <text:p>23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4-24T00:00:00" table:style-name="ce2">
            <text:p>24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25T00:00:00" table:style-name="ce2">
            <text:p>25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26T00:00:00" table:style-name="ce2">
            <text:p>26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27T00:00:00" table:style-name="ce2">
            <text:p>27/04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4-28T00:00:00" table:style-name="ce2">
            <text:p>28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4-29T00:00:00" table:style-name="ce2">
            <text:p>29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4-30T00:00:00" table:style-name="ce2">
            <text:p>30/04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01T00:00:00" table:style-name="ce2">
            <text:p>01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02T00:00:00" table:style-name="ce2">
            <text:p>02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/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voilÃ©/couvert/Ã©claircies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5-03T00:00:00" table:style-name="ce2">
            <text:p>03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ensoleillÃ©/orageux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04T00:00:00" table:style-name="ce2">
            <text:p>04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geux/orages</text:p>
          </table:table-cell>
          <table:table-cell office:value-type="string" table:style-name="ce1">
            <text:p>42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orageux/orages</text:p>
          </table:table-cell>
          <table:table-cell office:value-type="string" table:style-name="ce1">
            <text:p>orageux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05T00:00:00" table:style-name="ce2">
            <text:p>05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06T00:00:00" table:style-name="ce2">
            <text:p>06/05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07T00:00:00" table:style-name="ce2">
            <text:p>07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variable</text:p>
          </table:table-cell>
          <table:table-cell table:number-columns-repeated="3" table:style-name="ce1"/>
          <table:table-cell office:value-type="string" table:style-name="ce1">
            <text:p>AUTRE/NON CLASS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08T00:00:00" table:style-name="ce2">
            <text:p>08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ariable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variable/pluie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AUTRE/NON CLASSE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09T00:00:00" table:style-name="ce2">
            <text:p>09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10T00:00:00" table:style-name="ce2">
            <text:p>10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11T00:00:00" table:style-name="ce2">
            <text:p>11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uvert/averse orageuse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couvert/averse orageus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averse orageus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AUTRE/NON CLASS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12T00:00:00" table:style-name="ce2">
            <text:p>12/05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13T00:00:00" table:style-name="ce2">
            <text:p>13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/orage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ensoleillÃ©/orag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14T00:00:00" table:style-name="ce2">
            <text:p>14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15T00:00:00" table:style-name="ce2">
            <text:p>15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16T00:00:00" table:style-name="ce2">
            <text:p>16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17T00:00:00" table:style-name="ce2">
            <text:p>17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18T00:00:00" table:style-name="ce2">
            <text:p>18/05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/voilÃ©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19T00:00:00" table:style-name="ce2">
            <text:p>19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ilÃ©/couvert/orage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voilÃ©/couvert/orag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5-05-20T00:00:00" table:style-name="ce2">
            <text:p>20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21T00:00:00" table:style-name="ce2">
            <text:p>21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22T00:00:00" table:style-name="ce2">
            <text:p>22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5-23T00:00:00" table:style-name="ce2">
            <text:p>23/05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24T00:00:00" table:style-name="ce2">
            <text:p>24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/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/ensoleil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nsoleil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5-25T00:00:00" table:style-name="ce2">
            <text:p>25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26T00:00:00" table:style-name="ce2">
            <text:p>26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27T00:00:00" table:style-name="ce2">
            <text:p>27/05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couvert/Ã©claircies/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69"/>
        </table:table-row>
        <table:table-row table:style-name="ro1">
          <table:table-cell office:value-type="date" office:date-value="2025-05-28T00:00:00" table:style-name="ce2">
            <text:p>28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29T00:00:00" table:style-name="ce2">
            <text:p>29/05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30T00:00:00" table:style-name="ce2">
            <text:p>30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5-31T00:00:00" table:style-name="ce2">
            <text:p>31/05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01T00:00:00" table:style-name="ce2">
            <text:p>01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orages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orag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2T00:00:00" table:style-name="ce2">
            <text:p>02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03T00:00:00" table:style-name="ce2">
            <text:p>03/06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4T00:00:00" table:style-name="ce2">
            <text:p>04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6-05T00:00:00" table:style-name="ce2">
            <text:p>05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6T00:00:00" table:style-name="ce2">
            <text:p>06/06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7T00:00:00" table:style-name="ce2">
            <text:p>07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8T00:00:00" table:style-name="ce2">
            <text:p>08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09T00:00:00" table:style-name="ce2">
            <text:p>09/06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0T00:00:00" table:style-name="ce2">
            <text:p>10/06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1T00:00:00" table:style-name="ce2">
            <text:p>11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12T00:00:00" table:style-name="ce2">
            <text:p>12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3T00:00:00" table:style-name="ce2">
            <text:p>13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/orageux/plui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beau/orageux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6-14T00:00:00" table:style-name="ce2">
            <text:p>14/06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15T00:00:00" table:style-name="ce2">
            <text:p>15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ges faibles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orages faibles</text:p>
          </table:table-cell>
          <table:table-cell office:value-type="string" table:style-name="ce1">
            <text:p>orages faibles</text:p>
          </table:table-cell>
          <table:table-cell table:number-columns-repeated="3" table:style-name="ce1"/>
          <table:table-cell office:value-type="string" table:style-name="ce1">
            <text:p>AUTRE/NON CLASS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6T00:00:00" table:style-name="ce2">
            <text:p>16/06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7T00:00:00" table:style-name="ce2">
            <text:p>17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8T00:00:00" table:style-name="ce2">
            <text:p>18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19T00:00:00" table:style-name="ce2">
            <text:p>19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0T00:00:00" table:style-name="ce2">
            <text:p>20/06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1T00:00:00" table:style-name="ce2">
            <text:p>21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2T00:00:00" table:style-name="ce2">
            <text:p>22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uine/voilÃ©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bruine/voilÃ©/orageux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orageux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5-06-23T00:00:00" table:style-name="ce2">
            <text:p>23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24T00:00:00" table:style-name="ce2">
            <text:p>24/06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beau/orageux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orageux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6-25T00:00:00" table:style-name="ce2">
            <text:p>25/06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6T00:00:00" table:style-name="ce2">
            <text:p>26/06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7T00:00:00" table:style-name="ce2">
            <text:p>27/06/20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8T00:00:00" table:style-name="ce2">
            <text:p>28/06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29T00:00:00" table:style-name="ce2">
            <text:p>29/06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6-30T00:00:00" table:style-name="ce2">
            <text:p>30/06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4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01T00:00:00" table:style-name="ce2">
            <text:p>01/07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02T00:00:00" table:style-name="ce2">
            <text:p>02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03T00:00:00" table:style-name="ce2">
            <text:p>03/07/20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ruin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bruine/couvert</text:p>
          </table:table-cell>
          <table:table-cell office:value-type="string" table:style-name="ce1">
            <text:p>bruin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7-04T00:00:00" table:style-name="ce2">
            <text:p>04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05T00:00:00" table:style-name="ce2">
            <text:p>05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geux/beau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26.5</text:p>
          </table:table-cell>
          <table:table-cell office:value-type="string" table:style-name="ce1">
            <text:p>0.485</text:p>
          </table:table-cell>
          <table:table-cell office:value-type="string" table:style-name="ce1">
            <text:p>orageux/beau</text:p>
          </table:table-cell>
          <table:table-cell office:value-type="string" table:style-name="ce1">
            <text:p>orageux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07-06T00:00:00" table:style-name="ce2">
            <text:p>06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/petite avers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nuageux/petite avers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etite avers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AUTRE/NON CLASSE</text:p>
          </table:table-cell>
          <table:table-cell table:number-columns-repeated="16370"/>
        </table:table-row>
        <table:table-row table:style-name="ro1">
          <table:table-cell office:value-type="date" office:date-value="2025-07-07T00:00:00" table:style-name="ce2">
            <text:p>07/07/20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7-08T00:00:00" table:style-name="ce2">
            <text:p>08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09T00:00:00" table:style-name="ce2">
            <text:p>09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5</text:p>
          </table:table-cell>
          <table:table-cell office:value-type="string" table:style-name="ce1">
            <text:p>0.3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10T00:00:00" table:style-name="ce2">
            <text:p>10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11T00:00:00" table:style-name="ce2">
            <text:p>11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7-12T00:00:00" table:style-name="ce2">
            <text:p>12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ageux/orages</text:p>
          </table:table-cell>
          <table:table-cell office:value-type="string" table:style-name="ce1">
            <text:p>11.5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nuageux/orages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orag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5-07-13T00:00:00" table:style-name="ce2">
            <text:p>13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07-14T00:00:00" table:style-name="ce2">
            <text:p>14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15T00:00:00" table:style-name="ce2">
            <text:p>15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7-16T00:00:00" table:style-name="ce2">
            <text:p>16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07-17T00:00:00" table:style-name="ce2">
            <text:p>17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18T00:00:00" table:style-name="ce2">
            <text:p>18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/beau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07-19T00:00:00" table:style-name="ce2">
            <text:p>19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ge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orage/couvert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7-20T00:00:00" table:style-name="ce2">
            <text:p>20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soleillÃ©/orage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/orag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ORAGE</text:p>
          </table:table-cell>
          <table:table-cell table:number-columns-repeated="16370"/>
        </table:table-row>
        <table:table-row table:style-name="ro1">
          <table:table-cell office:value-type="date" office:date-value="2025-07-21T00:00:00" table:style-name="ce2">
            <text:p>21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bruine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/bruin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ruin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07-22T00:00:00" table:style-name="ce2">
            <text:p>22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Ã©claircies/beau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07-23T00:00:00" table:style-name="ce2">
            <text:p>23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24T00:00:00" table:style-name="ce2">
            <text:p>24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avers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25T00:00:00" table:style-name="ce2">
            <text:p>25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26T00:00:00" table:style-name="ce2">
            <text:p>26/07/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nuageux/Ã©claircies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07-27T00:00:00" table:style-name="ce2">
            <text:p>27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28T00:00:00" table:style-name="ce2">
            <text:p>28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nuageux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pluie/nuageux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uageux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07-29T00:00:00" table:style-name="ce2">
            <text:p>29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30T00:00:00" table:style-name="ce2">
            <text:p>30/07/20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7-31T00:00:00" table:style-name="ce2">
            <text:p>31/07/20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1T00:00:00" table:style-name="ce2">
            <text:p>01/08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2T00:00:00" table:style-name="ce2">
            <text:p>02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5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03T00:00:00" table:style-name="ce2">
            <text:p>03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4T00:00:00" table:style-name="ce2">
            <text:p>04/08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5T00:00:00" table:style-name="ce2">
            <text:p>05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6T00:00:00" table:style-name="ce2">
            <text:p>06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ensoleillÃ©/couvert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07T00:00:00" table:style-name="ce2">
            <text:p>07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8T00:00:00" table:style-name="ce2">
            <text:p>08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09T00:00:00" table:style-name="ce2">
            <text:p>09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2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0T00:00:00" table:style-name="ce2">
            <text:p>10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1T00:00:00" table:style-name="ce2">
            <text:p>11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5.0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2T00:00:00" table:style-name="ce2">
            <text:p>12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6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3T00:00:00" table:style-name="ce2">
            <text:p>13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/voilÃ©/orage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3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ensoleillÃ©/voilÃ©/orag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orag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5-08-14T00:00:00" table:style-name="ce2">
            <text:p>14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0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5T00:00:00" table:style-name="ce2">
            <text:p>15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6T00:00:00" table:style-name="ce2">
            <text:p>16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(ciel blanc)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3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(ciel blanc)</text:p>
          </table:table-cell>
          <table:table-cell office:value-type="string" table:style-name="ce1">
            <text:p>beau(ciel blanc)</text:p>
          </table:table-cell>
          <table:table-cell table:number-columns-repeated="3" table:style-name="ce1"/>
          <table:table-cell office:value-type="string" table:style-name="ce1">
            <text:p>AUTRE/NON CLASS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17T00:00:00" table:style-name="ce2">
            <text:p>17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uillard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1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brouillard/voilÃ©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18T00:00:00" table:style-name="ce2">
            <text:p>18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orag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/orag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19T00:00:00" table:style-name="ce2">
            <text:p>19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20T00:00:00" table:style-name="ce2">
            <text:p>20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21T00:00:00" table:style-name="ce2">
            <text:p>21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80000000000000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22T00:00:00" table:style-name="ce2">
            <text:p>22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23T00:00:00" table:style-name="ce2">
            <text:p>23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24T00:00:00" table:style-name="ce2">
            <text:p>24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25T00:00:00" table:style-name="ce2">
            <text:p>25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8-26T00:00:00" table:style-name="ce2">
            <text:p>26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/orages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pluie/couvert/orag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5-08-27T00:00:00" table:style-name="ce2">
            <text:p>27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28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28T00:00:00" table:style-name="ce2">
            <text:p>28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verses/Ã©claircies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verses/Ã©claircies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29T00:00:00" table:style-name="ce2">
            <text:p>29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pluie/Ã©claircies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Ã©claircies/pluie/Ã©claircies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8-30T00:00:00" table:style-name="ce2">
            <text:p>30/08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31T00:00:00" table:style-name="ce2">
            <text:p>31/08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voilÃ©/orages</text:p>
          </table:table-cell>
          <table:table-cell office:value-type="string" table:style-name="ce1">
            <text:p>29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/voilÃ©/orages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orages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ORAGE</text:p>
          </table:table-cell>
          <table:table-cell table:number-columns-repeated="16369"/>
        </table:table-row>
        <table:table-row table:style-name="ro1">
          <table:table-cell office:value-type="date" office:date-value="2025-09-01T00:00:00" table:style-name="ce2">
            <text:p>01/09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02T00:00:00" table:style-name="ce2">
            <text:p>02/09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03T00:00:00" table:style-name="ce2">
            <text:p>03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04T00:00:00" table:style-name="ce2">
            <text:p>04/09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05T00:00:00" table:style-name="ce2">
            <text:p>05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3.0</text:p>
          </table:table-cell>
          <table:table-cell office:value-type="string" table:style-name="ce1">
            <text:p>0.52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06T00:00:00" table:style-name="ce2">
            <text:p>06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07T00:00:00" table:style-name="ce2">
            <text:p>07/09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27.0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voilÃ©/pluie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08T00:00:00" table:style-name="ce2">
            <text:p>08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09T00:00:00" table:style-name="ce2">
            <text:p>09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0T00:00:00" table:style-name="ce2">
            <text:p>10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/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beau/couvert/pluie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9-11T00:00:00" table:style-name="ce2">
            <text:p>11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2T00:00:00" table:style-name="ce2">
            <text:p>12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3T00:00:00" table:style-name="ce2">
            <text:p>13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14T00:00:00" table:style-name="ce2">
            <text:p>14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5T00:00:00" table:style-name="ce2">
            <text:p>15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6T00:00:00" table:style-name="ce2">
            <text:p>16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17T00:00:00" table:style-name="ce2">
            <text:p>17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8T00:00:00" table:style-name="ce2">
            <text:p>18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4.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19T00:00:00" table:style-name="ce2">
            <text:p>19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6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20T00:00:00" table:style-name="ce2">
            <text:p>20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5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voilÃ©/couvert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21T00:00:00" table:style-name="ce2">
            <text:p>21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age/pluie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orage/pluie</text:p>
          </table:table-cell>
          <table:table-cell office:value-type="string" table:style-name="ce1">
            <text:p>orage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ORAGE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22T00:00:00" table:style-name="ce2">
            <text:p>22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couvert/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Ã©claircies/couvert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09-23T00:00:00" table:style-name="ce2">
            <text:p>23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nuageux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24T00:00:00" table:style-name="ce2">
            <text:p>24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25T00:00:00" table:style-name="ce2">
            <text:p>25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26T00:00:00" table:style-name="ce2">
            <text:p>26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9-27T00:00:00" table:style-name="ce2">
            <text:p>27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28T00:00:00" table:style-name="ce2">
            <text:p>28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etite averse/Ã©claircies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79</text:p>
          </table:table-cell>
          <table:table-cell office:value-type="string" table:style-name="ce1">
            <text:p>couvert/petite averse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etite averse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AUTRE/NON CLASSE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09-29T00:00:00" table:style-name="ce2">
            <text:p>29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09-30T00:00:00" table:style-name="ce2">
            <text:p>30/09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1T00:00:00" table:style-name="ce2">
            <text:p>01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2T00:00:00" table:style-name="ce2">
            <text:p>02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3T00:00:00" table:style-name="ce2">
            <text:p>03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4T00:00:00" table:style-name="ce2">
            <text:p>04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21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Ã©claircies/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10-05T00:00:00" table:style-name="ce2">
            <text:p>05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verses/Ã©claircies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verses/Ã©claircies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/>
        </table:table-row>
        <table:table-row table:style-name="ro1">
          <table:table-cell office:value-type="date" office:date-value="2025-10-06T00:00:00" table:style-name="ce2">
            <text:p>06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7T00:00:00" table:style-name="ce2">
            <text:p>07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8T00:00:00" table:style-name="ce2">
            <text:p>08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5</text:p>
          </table:table-cell>
          <table:table-cell office:value-type="string" table:style-name="ce1">
            <text:p>0.525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09T00:00:00" table:style-name="ce2">
            <text:p>09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10-10T00:00:00" table:style-name="ce2">
            <text:p>10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1T00:00:00" table:style-name="ce2">
            <text:p>11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2T00:00:00" table:style-name="ce2">
            <text:p>12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3T00:00:00" table:style-name="ce2">
            <text:p>13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voilÃ©/beau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beau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BEAU</text:p>
          </table:table-cell>
          <table:table-cell table:number-columns-repeated="16370"/>
        </table:table-row>
        <table:table-row table:style-name="ro1">
          <table:table-cell office:value-type="date" office:date-value="2025-10-14T00:00:00" table:style-name="ce2">
            <text:p>14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5T00:00:00" table:style-name="ce2">
            <text:p>15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6T00:00:00" table:style-name="ce2">
            <text:p>16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7T00:00:00" table:style-name="ce2">
            <text:p>17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8T00:00:00" table:style-name="ce2">
            <text:p>18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19T00:00:00" table:style-name="ce2">
            <text:p>19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20T00:00:00" table:style-name="ce2">
            <text:p>20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18.5</text:p>
          </table:table-cell>
          <table:table-cell office:value-type="string" table:style-name="ce1">
            <text:p>0.455</text:p>
          </table:table-cell>
          <table:table-cell office:value-type="string" table:style-name="ce1">
            <text:p>pluie/couvert/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21T00:00:00" table:style-name="ce2">
            <text:p>21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22T00:00:00" table:style-name="ce2">
            <text:p>22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0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23T00:00:00" table:style-name="ce2">
            <text:p>23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24T00:00:00" table:style-name="ce2">
            <text:p>24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25T00:00:00" table:style-name="ce2">
            <text:p>25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nuageux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pluie/nuageux/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10-26T00:00:00" table:style-name="ce2">
            <text:p>26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averses</text:p>
          </table:table-cell>
          <table:table-cell office:value-type="string" table:style-name="ce1">
            <text:p>averses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27T00:00:00" table:style-name="ce2">
            <text:p>27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28T00:00:00" table:style-name="ce2">
            <text:p>28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0-29T00:00:00" table:style-name="ce2">
            <text:p>29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30T00:00:00" table:style-name="ce2">
            <text:p>30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0-31T00:00:00" table:style-name="ce2">
            <text:p>31/10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1T00:00:00" table:style-name="ce2">
            <text:p>01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2T00:00:00" table:style-name="ce2">
            <text:p>02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pluie/couvert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69"/>
        </table:table-row>
        <table:table-row table:style-name="ro1">
          <table:table-cell office:value-type="date" office:date-value="2025-11-03T00:00:00" table:style-name="ce2">
            <text:p>03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4T00:00:00" table:style-name="ce2">
            <text:p>04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7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5T00:00:00" table:style-name="ce2">
            <text:p>05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8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6T00:00:00" table:style-name="ce2">
            <text:p>06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34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435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7T00:00:00" table:style-name="ce2">
            <text:p>07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8T00:00:00" table:style-name="ce2">
            <text:p>08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42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09T00:00:00" table:style-name="ce2">
            <text:p>09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0T00:00:00" table:style-name="ce2">
            <text:p>10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1T00:00:00" table:style-name="ce2">
            <text:p>11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2T00:00:00" table:style-name="ce2">
            <text:p>12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3T00:00:00" table:style-name="ce2">
            <text:p>13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6.0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4T00:00:00" table:style-name="ce2">
            <text:p>14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ageuxÂ 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22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nuageuxÂ /pluie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15T00:00:00" table:style-name="ce2">
            <text:p>15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9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6T00:00:00" table:style-name="ce2">
            <text:p>16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/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ensoleillÃ©/voilÃ©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voilÃ©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17T00:00:00" table:style-name="ce2">
            <text:p>17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pluie/couvert/pluie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11-18T00:00:00" table:style-name="ce2">
            <text:p>18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19T00:00:00" table:style-name="ce2">
            <text:p>19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/pluie<text:s/>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ensoleillÃ©/plui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20T00:00:00" table:style-name="ce2">
            <text:p>20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/pluie-neige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couvert/Ã©claircies/pluie-neig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pluie-neige</text:p>
          </table:table-cell>
          <table:table-cell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AUTRE/NON CLASSE</text:p>
          </table:table-cell>
          <table:table-cell table:number-columns-repeated="16369"/>
        </table:table-row>
        <table:table-row table:style-name="ro1">
          <table:table-cell office:value-type="date" office:date-value="2025-11-21T00:00:00" table:style-name="ce2">
            <text:p>21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22T00:00:00" table:style-name="ce2">
            <text:p>22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05000000000000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23T00:00:00" table:style-name="ce2">
            <text:p>23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24T00:00:00" table:style-name="ce2">
            <text:p>24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25T00:00:00" table:style-name="ce2">
            <text:p>25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/orage avec grÃ©sil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pluie/Ã©claircies/orage avec grÃ©sil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orage avec grÃ©sil</text:p>
          </table:table-cell>
          <table:table-cell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office:value-type="string" table:style-name="ce1">
            <text:p>AUTRE/NON CLASSE</text:p>
          </table:table-cell>
          <table:table-cell table:number-columns-repeated="16369"/>
        </table:table-row>
        <table:table-row table:style-name="ro1">
          <table:table-cell office:value-type="date" office:date-value="2025-11-26T00:00:00" table:style-name="ce2">
            <text:p>26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/Ã©claircies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1-27T00:00:00" table:style-name="ce2">
            <text:p>27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28T00:00:00" table:style-name="ce2">
            <text:p>28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29T00:00:00" table:style-name="ce2">
            <text:p>29/11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385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ensoleillÃ©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1-30T00:00:00" table:style-name="ce2">
            <text:p>30/11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7.5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pluie/Ã©claircies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Ã©claircies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ECLAIRCIES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12-01T00:00:00" table:style-name="ce2">
            <text:p>01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2T00:00:00" table:style-name="ce2">
            <text:p>02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soleillÃ©/couvert/pluie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54</text:p>
          </table:table-cell>
          <table:table-cell office:value-type="string" table:style-name="ce1">
            <text:p>ensoleillÃ©/couvert/pluie</text:p>
          </table:table-cell>
          <table:table-cell office:value-type="string" table:style-name="ce1">
            <text:p>ensoleillÃ©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69"/>
        </table:table-row>
        <table:table-row table:style-name="ro1">
          <table:table-cell office:value-type="date" office:date-value="2025-12-03T00:00:00" table:style-name="ce2">
            <text:p>03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4T00:00:00" table:style-name="ce2">
            <text:p>04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5T00:00:00" table:style-name="ce2">
            <text:p>05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725000000000000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6T00:00:00" table:style-name="ce2">
            <text:p>06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7T00:00:00" table:style-name="ce2">
            <text:p>07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8T00:00:00" table:style-name="ce2">
            <text:p>08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09T00:00:00" table:style-name="ce2">
            <text:p>09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0T00:00:00" table:style-name="ce2">
            <text:p>10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couvert/pluie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PLUIE</text:p>
          </table:table-cell>
          <table:table-cell table:number-columns-repeated="16370"/>
        </table:table-row>
        <table:table-row table:style-name="ro1">
          <table:table-cell office:value-type="date" office:date-value="2025-12-11T00:00:00" table:style-name="ce2">
            <text:p>11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12-12T00:00:00" table:style-name="ce2">
            <text:p>12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3T00:00:00" table:style-name="ce2">
            <text:p>13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4T00:00:00" table:style-name="ce2">
            <text:p>14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5T00:00:00" table:style-name="ce2">
            <text:p>15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0.395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12-16T00:00:00" table:style-name="ce2">
            <text:p>16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voilÃ©</text:p>
          </table:table-cell>
          <table:table-cell office:value-type="string" table:style-name="ce1">
            <text:p>voilÃ©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7T00:00:00" table:style-name="ce2">
            <text:p>17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8T00:00:00" table:style-name="ce2">
            <text:p>18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19T00:00:00" table:style-name="ce2">
            <text:p>19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nuageux</text:p>
          </table:table-cell>
          <table:table-cell office:value-type="string" table:style-name="ce1">
            <text:p>nuageux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0T00:00:00" table:style-name="ce2">
            <text:p>20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8.0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1T00:00:00" table:style-name="ce2">
            <text:p>21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Ã©claircies</text:p>
          </table:table-cell>
          <table:table-cell table:number-columns-repeated="3" table:style-name="ce1"/>
          <table:table-cell office:value-type="string" table:style-name="ce1">
            <text:p>ECLAIRCIES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2T00:00:00" table:style-name="ce2">
            <text:p>22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pluie/couvert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PLUIE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12-23T00:00:00" table:style-name="ce2">
            <text:p>23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pluie</text:p>
          </table:table-cell>
          <table:table-cell office:value-type="string" table:style-name="ce1">
            <text:p>pluie</text:p>
          </table:table-cell>
          <table:table-cell table:number-columns-repeated="3" table:style-name="ce1"/>
          <table:table-cell office:value-type="string" table:style-name="ce1">
            <text:p>PLUIE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4T00:00:00" table:style-name="ce2">
            <text:p>24/12/20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brouillard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5T00:00:00" table:style-name="ce2">
            <text:p>25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Ã©claircies/couvert</text:p>
          </table:table-cell>
          <table:table-cell office:value-type="string" table:style-name="ce1">
            <text:p>Ã©claircies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ECLAIRCIES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12-26T00:00:00" table:style-name="ce2">
            <text:p>26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12-27T00:00:00" table:style-name="ce2">
            <text:p>27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9.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3" table:style-name="ce1"/>
          <table:table-cell office:value-type="string" table:style-name="ce1">
            <text:p>COUVERT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8T00:00:00" table:style-name="ce2">
            <text:p>28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1.0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29T00:00:00" table:style-name="ce2">
            <text:p>29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beau</text:p>
          </table:table-cell>
          <table:table-cell table:number-columns-repeated="3" table:style-name="ce1"/>
          <table:table-cell office:value-type="string" table:style-name="ce1">
            <text:p>BEAU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25-12-30T00:00:00" table:style-name="ce2">
            <text:p>30/12/2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7.0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beau/couvert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BEAU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style-name="ro1">
          <table:table-cell office:value-type="date" office:date-value="2025-12-31T00:00:00" table:style-name="ce2">
            <text:p>31/12/20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brouillard/couvert</text:p>
          </table:table-cell>
          <table:table-cell office:value-type="string" table:style-name="ce1">
            <text:p>brouillard</text:p>
          </table:table-cell>
          <table:table-cell office:value-type="string" table:style-name="ce1">
            <text:p>couvert</text:p>
          </table:table-cell>
          <table:table-cell table:number-columns-repeated="2" table:style-name="ce1"/>
          <table:table-cell office:value-type="string" table:style-name="ce1">
            <text:p>COUVERT</text:p>
          </table:table-cell>
          <table:table-cell office:value-type="string" table:style-name="ce1">
            <text:p>COUVERT</text:p>
          </table:table-cell>
          <table:table-cell table:number-columns-repeated="16370"/>
        </table:table-row>
        <table:table-row table:number-rows-repeated="1047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160__37__32_-_32_Accent1" style:display-name="20 % - Accent1" style:family="table-cell" style:data-style-name="N0">
      <style:table-cell-properties fo:background-color="#C0E6F5"/>
    </style:style>
    <style:style style:name="_50_0_160__37__32_-_32_Accent2" style:display-name="20 % - Accent2" style:family="table-cell" style:data-style-name="N0">
      <style:table-cell-properties fo:background-color="#FBE2D5"/>
    </style:style>
    <style:style style:name="_50_0_160__37__32_-_32_Accent3" style:display-name="20 % - Accent3" style:family="table-cell" style:data-style-name="N0">
      <style:table-cell-properties fo:background-color="#C1F0C8"/>
    </style:style>
    <style:style style:name="_50_0_160__37__32_-_32_Accent4" style:display-name="20 % - Accent4" style:family="table-cell" style:data-style-name="N0">
      <style:table-cell-properties fo:background-color="#CAEDFB"/>
    </style:style>
    <style:style style:name="_50_0_160__37__32_-_32_Accent5" style:display-name="20 % - Accent5" style:family="table-cell" style:data-style-name="N0">
      <style:table-cell-properties fo:background-color="#F2CEEF"/>
    </style:style>
    <style:style style:name="_50_0_160__37__32_-_32_Accent6" style:display-name="20 % - Accent6" style:family="table-cell" style:data-style-name="N0">
      <style:table-cell-properties fo:background-color="#DAF2D0"/>
    </style:style>
    <style:style style:name="_52_0_160__37__32_-_32_Accent1" style:display-name="40 % - Accent1" style:family="table-cell" style:data-style-name="N0">
      <style:table-cell-properties fo:background-color="#83CCEB"/>
    </style:style>
    <style:style style:name="_52_0_160__37__32_-_32_Accent2" style:display-name="40 % - Accent2" style:family="table-cell" style:data-style-name="N0">
      <style:table-cell-properties fo:background-color="#F7C7AC"/>
    </style:style>
    <style:style style:name="_52_0_160__37__32_-_32_Accent3" style:display-name="40 % - Accent3" style:family="table-cell" style:data-style-name="N0">
      <style:table-cell-properties fo:background-color="#83E28E"/>
    </style:style>
    <style:style style:name="_52_0_160__37__32_-_32_Accent4" style:display-name="40 % - Accent4" style:family="table-cell" style:data-style-name="N0">
      <style:table-cell-properties fo:background-color="#94DCF8"/>
    </style:style>
    <style:style style:name="_52_0_160__37__32_-_32_Accent5" style:display-name="40 % - Accent5" style:family="table-cell" style:data-style-name="N0">
      <style:table-cell-properties fo:background-color="#E49EDD"/>
    </style:style>
    <style:style style:name="_52_0_160__37__32_-_32_Accent6" style:display-name="40 % - Accent6" style:family="table-cell" style:data-style-name="N0">
      <style:table-cell-properties fo:background-color="#B5E6A2"/>
    </style:style>
    <style:style style:name="_54_0_160__37__32_-_32_Accent1" style:display-name="60 % - Accent1" style:family="table-cell" style:data-style-name="N0">
      <style:table-cell-properties fo:background-color="#44B3E1"/>
    </style:style>
    <style:style style:name="_54_0_160__37__32_-_32_Accent2" style:display-name="60 % - Accent2" style:family="table-cell" style:data-style-name="N0">
      <style:table-cell-properties fo:background-color="#F1A983"/>
    </style:style>
    <style:style style:name="_54_0_160__37__32_-_32_Accent3" style:display-name="60 % - Accent3" style:family="table-cell" style:data-style-name="N0">
      <style:table-cell-properties fo:background-color="#47D359"/>
    </style:style>
    <style:style style:name="_54_0_160__37__32_-_32_Accent4" style:display-name="60 % - Accent4" style:family="table-cell" style:data-style-name="N0">
      <style:table-cell-properties fo:background-color="#61CBF3"/>
    </style:style>
    <style:style style:name="_54_0_160__37__32_-_32_Accent5" style:display-name="60 % - Accent5" style:family="table-cell" style:data-style-name="N0">
      <style:table-cell-properties fo:background-color="#D86DCD"/>
    </style:style>
    <style:style style:name="_54_0_160__37__32_-_32_Accent6" style:display-name="60 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itre_160_4" style:display-name="Titre 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Sophie Piekarec</dc:creator>
    <meta:creation-date>2026-02-13T10:57:10Z</meta:creation-date>
    <dc:date>2026-02-13T10:57:10Z</dc:date>
  </office:meta>
</office:document-meta>
</file>